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7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6656" calcext:value-type="float">
            <text:p>665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 BELEZA DA TUA SANTIDADE</text:p>
          </table:table-cell>
          <table:table-cell/>
        </table:table-row>
        <table:table-row table:style-name="ro1">
          <table:table-cell office:value-type="float" office:value="6626" calcext:value-type="float">
            <text:p>6626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A CRISTO COROAI </text:p>
          </table:table-cell>
          <table:table-cell/>
        </table:table-row>
        <table:table-row table:style-name="ro1">
          <table:table-cell office:value-type="float" office:value="6647" calcext:value-type="float">
            <text:p>6647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A DEUS DEMOS GLÓRIA</text:p>
          </table:table-cell>
          <table:table-cell/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A DEUS SEJA O LOUVOR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 DEUS, SUPREMO CRIADOR </text:p>
          </table:table-cell>
          <table:table-cell/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 IGREJA QUE ORA É VITORIOSA</text:p>
          </table:table-cell>
          <table:table-cell/>
        </table:table-row>
        <table:table-row table:style-name="ro1">
          <table:table-cell office:value-type="float" office:value="9949" calcext:value-type="float">
            <text:p>99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 JESUS IREI LOUVAR</text:p>
          </table:table-cell>
          <table:table-cell/>
        </table:table-row>
        <table:table-row table:style-name="ro1">
          <table:table-cell office:value-type="float" office:value="7788" calcext:value-type="float">
            <text:p>7788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A JESUS SEJA DADA TODA GLÓRIA</text:p>
          </table:table-cell>
          <table:table-cell/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 LEI DO SENHOR É PERFEITA</text:p>
          </table:table-cell>
          <table:table-cell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A LUZ DO MUNDO</text:p>
          </table:table-cell>
          <table:table-cell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A MEU SENHOR</text:p>
          </table:table-cell>
          <table:table-cell/>
        </table:table-row>
        <table:table-row table:style-name="ro1">
          <table:table-cell office:value-type="float" office:value="6658" calcext:value-type="float">
            <text:p>6658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A MINH'ALMA ENGRANDECE </text:p>
          </table:table-cell>
          <table:table-cell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 MINH'ALMA ESTAVA LONGE DO CAMINHO DO CÉU</text:p>
          </table:table-cell>
          <table:table-cell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MINHA ALEGRIA</text:p>
          </table:table-cell>
          <table:table-cell/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A MINHA HERANÇA</text:p>
          </table:table-cell>
          <table:table-cell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 MINHA HERANÇA É O SENHOR</text:p>
          </table:table-cell>
          <table:table-cell/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A MINHA VIDA ENTREGO</text:p>
          </table:table-cell>
          <table:table-cell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 MINHA VIDA TÃO VAZIA</text:p>
          </table:table-cell>
          <table:table-cell/>
        </table:table-row>
        <table:table-row table:style-name="ro1">
          <table:table-cell office:value-type="float" office:value="9994" calcext:value-type="float">
            <text:p>99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 NOIVA AMADA DO CORDEIRO</text:p>
          </table:table-cell>
          <table:table-cell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A NOIVA É A IGREJA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A NOVA DO EVANGELHO</text:p>
          </table:table-cell>
          <table:table-cell/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 OBRA DO SENHOR É PERFEITA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 PAZ QUE TU PROCURAS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A TERRA SEMEAMOS </text:p>
          </table:table-cell>
          <table:table-cell/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 TEUS PÉS, JESUS</text:p>
          </table:table-cell>
          <table:table-cell/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A TI, QUE HABITAS ENTRE OS QUERUBINS</text:p>
          </table:table-cell>
          <table:table-cell/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 TUA JUSTIÇA</text:p>
          </table:table-cell>
          <table:table-cell/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A TUA PALAVRA</text:p>
          </table:table-cell>
          <table:table-cell/>
        </table:table-row>
        <table:table-row table:style-name="ro1">
          <table:table-cell office:value-type="float" office:value="9946" calcext:value-type="float">
            <text:p>99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 TUA PALAVRA É SEMENTE</text:p>
          </table:table-cell>
          <table:table-cell/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A ÚLTIMA TROMBETA SOARÁ</text:p>
          </table:table-cell>
          <table:table-cell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A VIDA DE MINH'ALMA</text:p>
          </table:table-cell>
          <table:table-cell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 VIDA NO MUNDO É CRUEL</text:p>
          </table:table-cell>
          <table:table-cell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A VITÓRIA DESTA IGREJA É ORAÇÃO </text:p>
          </table:table-cell>
          <table:table-cell/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ABBA PAI</text:p>
          </table:table-cell>
          <table:table-cell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ABRA A PORTA, VENHA VER! 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ABRE A PORTA DO TEU CORAÇÃO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ABOU-SE O TEMPO DA DERROTA</text:p>
          </table:table-cell>
          <table:table-cell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CHEI SALVAÇÃO</text:p>
          </table:table-cell>
          <table:table-cell/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ADORAR-TE</text:p>
          </table:table-cell>
          <table:table-cell/>
        </table:table-row>
        <table:table-row table:style-name="ro1">
          <table:table-cell office:value-type="float" office:value="6602" calcext:value-type="float">
            <text:p>6602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ADORAREI</text:p>
          </table:table-cell>
          <table:table-cell/>
        </table:table-row>
        <table:table-row table:style-name="ro1">
          <table:table-cell office:value-type="float" office:value="9029" calcext:value-type="float">
            <text:p>9029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AGRADECIDOS SOMOS A TI</text:p>
          </table:table-cell>
          <table:table-cell/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INDA QUE A FIGUEIRA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INDA QUE OS SEUS SONHOS 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AINDA UMA VEZ</text:p>
          </table:table-cell>
          <table:table-cell office:value-type="string" calcext:value-type="string">
            <text:p>(AGEU) </text:p>
          </table:table-cell>
        </table:table-row>
        <table:table-row table:style-name="ro1">
          <table:table-cell office:value-type="float" office:value="7703" calcext:value-type="float">
            <text:p>7703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ALELUIA</text:p>
          </table:table-cell>
          <table:table-cell office:value-type="string" calcext:value-type="string">
            <text:p>(SALMOS 113) </text:p>
          </table:table-cell>
        </table:table-row>
        <table:table-row table:style-name="ro1">
          <table:table-cell office:value-type="float" office:value="6625" calcext:value-type="float">
            <text:p>662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ALELUIA! MUITAS VOZES DE ANJOS</text:p>
          </table:table-cell>
          <table:table-cell/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ALÉM DO CÉU AZUL</text:p>
          </table:table-cell>
          <table:table-cell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ALÉM DO VÉU EU QUERO ESTAR</text:p>
          </table:table-cell>
          <table:table-cell/>
        </table:table-row>
        <table:table-row table:style-name="ro1">
          <table:table-cell office:value-type="float" office:value="5535" calcext:value-type="float">
            <text:p>553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ALERTA POVO ESTÁ CHEGANDO A NOSSA HORA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ALGEMADO POR UM PESO 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LMA CANSADA </text:p>
          </table:table-cell>
          <table:table-cell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MO AO MEU SENHOR</text:p>
          </table:table-cell>
          <table:table-cell/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AMO AO SENHOR</text:p>
          </table:table-cell>
          <table:table-cell/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MO AO SENHOR DE TODO O MEU CORAÇÃO</text:p>
          </table:table-cell>
          <table:table-cell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MO AO SENHOR PORQUE ELE ME OUVIU</text:p>
          </table:table-cell>
          <table:table-cell/>
        </table:table-row>
        <table:table-row table:style-name="ro1">
          <table:table-cell office:value-type="float" office:value="7802" calcext:value-type="float">
            <text:p>7802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AMOR, QUE POR AMOR DESCESTE!</text:p>
          </table:table-cell>
          <table:table-cell/>
        </table:table-row>
        <table:table-row table:style-name="ro1">
          <table:table-cell office:value-type="float" office:value="5547" calcext:value-type="float">
            <text:p>5547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AO CHEGAR AO CÉU GOZO EU TEREI</text:p>
          </table:table-cell>
          <table:table-cell/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AO CORDEIRO</text:p>
          </table:table-cell>
          <table:table-cell/>
        </table:table-row>
        <table:table-row table:style-name="ro1">
          <table:table-cell office:value-type="float" office:value="7804" calcext:value-type="float">
            <text:p>7804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AO DEUS DE ABRAÃO </text:p>
          </table:table-cell>
          <table:table-cell/>
        </table:table-row>
        <table:table-row table:style-name="ro1">
          <table:table-cell office:value-type="float" office:value="6649" calcext:value-type="float">
            <text:p>6649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AO DEUS DE AMOR E DE IMENSA BONDADE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AO FINDAR O LABOR DESTA VIDA</text:p>
          </table:table-cell>
          <table:table-cell office:value-type="string" calcext:value-type="string">
            <text:p>(A ÚLTIMA HORA) </text:p>
          </table:table-cell>
        </table:table-row>
        <table:table-row table:style-name="ro1">
          <table:table-cell office:value-type="float" office:value="5569" calcext:value-type="float">
            <text:p>5569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AO LADO DE DEUS</text:p>
          </table:table-cell>
          <table:table-cell/>
        </table:table-row>
        <table:table-row table:style-name="ro1">
          <table:table-cell office:value-type="float" office:value="5568" calcext:value-type="float">
            <text:p>5568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AO LADO DE JESUS QUERO EU ESTAR 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O POÇO DE JACÓ CHEGOU JESUS</text:p>
          </table:table-cell>
          <table:table-cell/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AO QUE ESTÁ NO TRONO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AO SENTIR O MUNDO AO MEU REDOR </text:p>
          </table:table-cell>
          <table:table-cell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AO SENTIR O TEU PERDÃO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AQUELE QUE HABITA NO ESCONDERIJO </text:p>
          </table:table-cell>
          <table:table-cell/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QUELE QUE TEM OS MEUS MANDAMENTOS</text:p>
          </table:table-cell>
          <table:table-cell/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ARDENDO EM FOGO MINH'ALMA ESTÁ</text:p>
          </table:table-cell>
          <table:table-cell/>
        </table:table-row>
        <table:table-row table:style-name="ro1">
          <table:table-cell office:value-type="float" office:value="5567" calcext:value-type="float">
            <text:p>5567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ARREBATADO FUI NO DIA DO SENHOR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AS GRUTAS, AS ROCHAS IMENSAS </text:p>
          </table:table-cell>
          <table:table-cell/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AS LÁGRIMAS FALAM, JESUS TE ESCUTA </text:p>
          </table:table-cell>
          <table:table-cell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S MUITAS ÁGUAS</text:p>
          </table:table-cell>
          <table:table-cell/>
        </table:table-row>
        <table:table-row table:style-name="ro1">
          <table:table-cell office:value-type="float" office:value="7795" calcext:value-type="float">
            <text:p>779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S MUITAS ÁGUAS NÃO PODERIAM APAGAR</text:p>
          </table:table-cell>
          <table:table-cell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S RIQUEZAS DO MUNDO</text:p>
          </table:table-cell>
          <table:table-cell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S TUAS MÃOS DIRIGEM MEU DESTINO</text:p>
          </table:table-cell>
          <table:table-cell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ÀS VEZES, ALGUÉM ME PERGUNTA</text:p>
          </table:table-cell>
          <table:table-cell/>
        </table:table-row>
        <table:table-row table:style-name="ro1">
          <table:table-cell office:value-type="float" office:value="5504" calcext:value-type="float">
            <text:p>5504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ASSIM COMO A NOITE ESPERA PELO DIA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TENDE A VOZ DO MEU CLAMOR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TENDE, SENHOR, A MINHA ORAÇÃO</text:p>
          </table:table-cell>
          <table:table-cell/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TUA EM NOSSO MEIO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AVANTE, AVANTE, Ó CRENTES </text:p>
          </table:table-cell>
          <table:table-cell/>
        </table:table-row>
        <table:table-row table:style-name="ro1">
          <table:table-cell office:value-type="float" office:value="7759" calcext:value-type="float">
            <text:p>7759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BASTA DIZERES O QUE QUERES</text:p>
          </table:table-cell>
          <table:table-cell/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ASTA QUE ME TOQUES, SENHOR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EM DE MANHÃ, EMBORA O CÉU SERENO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BEM SEI QUE TUDO PODES 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ENDITA A HORA DE ORAÇÃO </text:p>
          </table:table-cell>
          <table:table-cell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BENDITO SEJA O CORDEIRO</text:p>
          </table:table-cell>
          <table:table-cell/>
        </table:table-row>
        <table:table-row table:style-name="ro1">
          <table:table-cell office:value-type="float" office:value="7711" calcext:value-type="float">
            <text:p>77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NDIZE, Ó MINH'ALMA , AO SENHOR</text:p>
          </table:table-cell>
          <table:table-cell/>
        </table:table-row>
        <table:table-row table:style-name="ro1">
          <table:table-cell office:value-type="float" office:value="7721" calcext:value-type="float">
            <text:p>7721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BENDIZEI AO SENHOR</text:p>
          </table:table-cell>
          <table:table-cell/>
        </table:table-row>
        <table:table-row table:style-name="ro1">
          <table:table-cell office:value-type="float" office:value="7704" calcext:value-type="float">
            <text:p>77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M É LOUVAR AO SENHOR</text:p>
          </table:table-cell>
          <table:table-cell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BOM É O SENHOR</text:p>
          </table:table-cell>
          <table:table-cell/>
        </table:table-row>
        <table:table-row table:style-name="ro1">
          <table:table-cell office:value-type="float" office:value="5533" calcext:value-type="float">
            <text:p>5533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BREVE NO CÉU JESUS HÁ DE APARECER</text:p>
          </table:table-cell>
          <table:table-cell/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BREVE VOLTARÁ O MESSIAS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RILHE SOBRE MIM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SCAR-ME-EIS 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USCOU-ME COM TERNURA</text:p>
          </table:table-cell>
          <table:table-cell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CADA DIA ME DIRIGE </text:p>
          </table:table-cell>
          <table:table-cell/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DA DIA QUE EU VEJO O SOL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ADA INSTANTE</text:p>
          </table:table-cell>
          <table:table-cell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CADA PASSO QUE DÁS </text:p>
          </table:table-cell>
          <table:table-cell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CAMINHANDO VOU PARA CANAÃ </text:p>
          </table:table-cell>
          <table:table-cell/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TA ALEGREMENTE, Ó FILHA DE SIÃO</text:p>
          </table:table-cell>
          <table:table-cell/>
        </table:table-row>
        <table:table-row table:style-name="ro1">
          <table:table-cell office:value-type="float" office:value="9959" calcext:value-type="float">
            <text:p>99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TAI ALEGREMENTE A DEUS</text:p>
          </table:table-cell>
          <table:table-cell/>
        </table:table-row>
        <table:table-row table:style-name="ro1">
          <table:table-cell office:value-type="float" office:value="7709" calcext:value-type="float">
            <text:p>7709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CANTAI AO SENHOR UM CÂNTICO NOVO</text:p>
          </table:table-cell>
          <table:table-cell/>
        </table:table-row>
        <table:table-row table:style-name="ro1">
          <table:table-cell office:value-type="float" office:value="5576" calcext:value-type="float">
            <text:p>557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CANTAI, Ó IGREJA</text:p>
          </table:table-cell>
          <table:table-cell/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CANTAREI A BONDADE E A JUSTIÇA</text:p>
          </table:table-cell>
          <table:table-cell/>
        </table:table-row>
        <table:table-row table:style-name="ro1">
          <table:table-cell office:value-type="float" office:value="4407" calcext:value-type="float">
            <text:p>4407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ANTAREI A MISERICÓRDIA</text:p>
          </table:table-cell>
          <table:table-cell/>
        </table:table-row>
        <table:table-row table:style-name="ro1">
          <table:table-cell office:value-type="float" office:value="6613" calcext:value-type="float">
            <text:p>6613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CANTAREI AO AMOR DOS AMORES</text:p>
          </table:table-cell>
          <table:table-cell/>
        </table:table-row>
        <table:table-row table:style-name="ro1">
          <table:table-cell office:value-type="float" office:value="6651" calcext:value-type="float">
            <text:p>6651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CANTAREI AO MEU SENHOR ENQUANTO EU VIVER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CANTAREI, CANTAREI AS MISERICÓRDIAS</text:p>
          </table:table-cell>
          <table:table-cell/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CANTAREI, CANTAREI HOSANA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CAREÇO DE JESUS! </text:p>
          </table:table-cell>
          <table:table-cell/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STELO FORTE</text:p>
          </table:table-cell>
          <table:table-cell/>
        </table:table-row>
        <table:table-row table:style-name="ro1">
          <table:table-cell office:value-type="float" office:value="7712" calcext:value-type="float">
            <text:p>7712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CELEBRAI COM JÚBILO AO SENHOR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CERTA VEZ EU ORANDO</text:p>
          </table:table-cell>
          <table:table-cell/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CERTA VEZ, AO ORAR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ERTO HOMEM TÃO NOBRE</text:p>
          </table:table-cell>
          <table:table-cell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CHEGADO A CRUZ DO MEU SALVADOR </text:p>
          </table:table-cell>
          <table:table-cell/>
        </table:table-row>
        <table:table-row table:style-name="ro1">
          <table:table-cell office:value-type="float" office:value="5506" calcext:value-type="float">
            <text:p>5506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CHEGOU O TEMPO DE PENSAR</text:p>
          </table:table-cell>
          <table:table-cell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CHEGUEMOS AO ALTAR DE DEUS</text:p>
          </table:table-cell>
          <table:table-cell/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CHUVAS DE BÊNÇÃOS TEREMOS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LAMANDO ESTOU</text:p>
          </table:table-cell>
          <table:table-cell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CLAMAREI, CLAMAREI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LAMO A TI</text:p>
          </table:table-cell>
          <table:table-cell/>
        </table:table-row>
        <table:table-row table:style-name="ro1">
          <table:table-cell office:value-type="float" office:value="9904" calcext:value-type="float">
            <text:p>99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LAMO, Ó SENHOR, PELO SANGUE DE JESUS</text:p>
          </table:table-cell>
          <table:table-cell/>
        </table:table-row>
        <table:table-row table:style-name="ro1">
          <table:table-cell office:value-type="float" office:value="9903" calcext:value-type="float">
            <text:p>99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LAMO, Ó SENHOR, POR TEU SANGUE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M A MINHA VOZ CLAMO AO SENHOR </text:p>
          </table:table-cell>
          <table:table-cell/>
        </table:table-row>
        <table:table-row table:style-name="ro1">
          <table:table-cell office:value-type="float" office:value="9909" calcext:value-type="float">
            <text:p>99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 CRISTO NO BARCO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OM TUA MÃO SEGURA BEM A MINHA</text:p>
          </table:table-cell>
          <table:table-cell office:value-type="string" calcext:value-type="string">
            <text:p>(AMPARO DIVINO)</text:p>
          </table:table-cell>
        </table:table-row>
        <table:table-row table:style-name="ro1">
          <table:table-cell office:value-type="float" office:value="7805" calcext:value-type="float">
            <text:p>780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COMIGO HABITA, Ó DEUS!</text:p>
          </table:table-cell>
          <table:table-cell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OMO A FLOR DO CAMPO</text:p>
          </table:table-cell>
          <table:table-cell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COMO ACONTECEU EM JERUSALÉM</text:p>
          </table:table-cell>
          <table:table-cell office:value-type="string" calcext:value-type="string">
            <text:p>(VAMOS BUSCAR PODER)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COMO AS ÁGUAS</text:p>
          </table:table-cell>
          <table:table-cell/>
        </table:table-row>
        <table:table-row table:style-name="ro1">
          <table:table-cell office:value-type="float" office:value="4449" calcext:value-type="float">
            <text:p>4449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COMO CRISTO ENSINOU</text:p>
          </table:table-cell>
          <table:table-cell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MO DESISTIR DESTE GRANDE AMOR?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OMO É BOM OUVIR TUA VOZ </text:p>
          </table:table-cell>
          <table:table-cell/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O É BOM SABER</text:p>
          </table:table-cell>
          <table:table-cell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COMO É BOM SERVIR AO SENHOR</text:p>
          </table:table-cell>
          <table:table-cell/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COMO É BOM TE ADORAR</text:p>
          </table:table-cell>
          <table:table-cell/>
        </table:table-row>
        <table:table-row table:style-name="ro1">
          <table:table-cell office:value-type="float" office:value="5517" calcext:value-type="float">
            <text:p>5517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COMO FOI PARA O CÉU, JESUS CRISTO HÁ DE VIR</text:p>
          </table:table-cell>
          <table:table-cell/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MO TU QUERES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COMO UM BOM PASTOR</text:p>
          </table:table-cell>
          <table:table-cell/>
        </table:table-row>
        <table:table-row table:style-name="ro1">
          <table:table-cell office:value-type="float" office:value="9980" calcext:value-type="float">
            <text:p>99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O UMA FOLHA AO VENTO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CONFIA E ORA </text:p>
          </table:table-cell>
          <table:table-cell/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CONFIO EM DEUS</text:p>
          </table:table-cell>
          <table:table-cell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CONFORME A SUA INFINITA GRAÇA</text:p>
          </table:table-cell>
          <table:table-cell/>
        </table:table-row>
        <table:table-row table:style-name="ro1">
          <table:table-cell office:value-type="float" office:value="9951" calcext:value-type="float">
            <text:p>99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OLA-ME, ESPÍRITO SANTO</text:p>
          </table:table-cell>
          <table:table-cell/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CONSOLAI, CONSOLAI O MEU POVO</text:p>
          </table:table-cell>
          <table:table-cell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CONTA PRA JESUS ONDE É A TUA DOR </text:p>
          </table:table-cell>
          <table:table-cell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CORDEIRO ETERNO</text:p>
          </table:table-cell>
          <table:table-cell/>
        </table:table-row>
        <table:table-row table:style-name="ro1">
          <table:table-cell office:value-type="float" office:value="7769" calcext:value-type="float">
            <text:p>7769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COROAI 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RTARAM O MADEIRO</text:p>
          </table:table-cell>
          <table:table-cell/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IA EM MIM, Ó DEUS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CRISTO CAMINHAVA EM DIREÇÃO À CRUZ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CRISTO CAMINHAVA LENTAMENTE</text:p>
          </table:table-cell>
          <table:table-cell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CRISTO É A RESPOSTA</text:p>
          </table:table-cell>
          <table:table-cell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RISTO É A ROSA MAIS BELA</text:p>
          </table:table-cell>
          <table:table-cell/>
        </table:table-row>
        <table:table-row table:style-name="ro1">
          <table:table-cell office:value-type="float" office:value="9952" calcext:value-type="float">
            <text:p>99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ISTO É MEU AMIGO, É MEU AMIGO</text:p>
          </table:table-cell>
          <table:table-cell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ISTO É MEU, SIM, CRISTO É MEU</text:p>
          </table:table-cell>
          <table:table-cell/>
        </table:table-row>
        <table:table-row table:style-name="ro1">
          <table:table-cell office:value-type="float" office:value="9941" calcext:value-type="float">
            <text:p>99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ISTO É O SENHOR</text:p>
          </table:table-cell>
          <table:table-cell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RISTO É TUDO PARA MIM</text:p>
          </table:table-cell>
          <table:table-cell/>
        </table:table-row>
        <table:table-row table:style-name="ro1">
          <table:table-cell office:value-type="float" office:value="9924" calcext:value-type="float">
            <text:p>99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ISTO É VITÓRIA</text:p>
          </table:table-cell>
          <table:table-cell/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CRISTO JÁ NOS PREPAROU</text:p>
          </table:table-cell>
          <table:table-cell/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ISTO JÁ RESSUSCITOU</text:p>
          </table:table-cell>
          <table:table-cell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RISTO JESUS É O MEU BOM SALVADOR</text:p>
          </table:table-cell>
          <table:table-cell/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CRISTO ME DARÁ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RISTO PODE HOJE VIR</text:p>
          </table:table-cell>
          <table:table-cell office:value-type="string" calcext:value-type="string">
            <text:p>(OH! DIA ALEGRE!) </text:p>
          </table:table-cell>
        </table:table-row>
        <table:table-row table:style-name="ro1">
          <table:table-cell office:value-type="float" office:value="9933" calcext:value-type="float">
            <text:p>99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ISTO SENTE AMOR POR MIM</text:p>
          </table:table-cell>
          <table:table-cell/>
        </table:table-row>
        <table:table-row table:style-name="ro1">
          <table:table-cell office:value-type="float" office:value="5522" calcext:value-type="float">
            <text:p>5522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CRISTO VEM ME BUSCAR</text:p>
          </table:table-cell>
          <table:table-cell/>
        </table:table-row>
        <table:table-row table:style-name="ro1">
          <table:table-cell office:value-type="float" office:value="9958" calcext:value-type="float">
            <text:p>99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ISTO, MEU BOM MESTRE</text:p>
          </table:table-cell>
          <table:table-cell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RISTO, MEU MESTRE, SEMPRE HÁ DE AMAR-ME</text:p>
          </table:table-cell>
          <table:table-cell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ISTO, NOME MAIS ALTO</text:p>
          </table:table-cell>
          <table:table-cell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CRUCIFICADO FOI MEU JESUS</text:p>
          </table:table-cell>
          <table:table-cell/>
        </table:table-row>
        <table:table-row table:style-name="ro1">
          <table:table-cell office:value-type="float" office:value="7803" calcext:value-type="float">
            <text:p>7803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DA IGREJA O FUNDAMENTO É CRISTO</text:p>
          </table:table-cell>
          <table:table-cell office:value-type="string" calcext:value-type="string">
            <text:p>(PEDRA FUNDAMENTAL)</text:p>
          </table:table-cell>
        </table:table-row>
        <table:table-row table:style-name="ro1">
          <table:table-cell office:value-type="float" office:value="5582" calcext:value-type="float">
            <text:p>5582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DA LINDA PÁTRIA</text:p>
          </table:table-cell>
          <table:table-cell/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DÁ-ME MAIS FÉ</text:p>
          </table:table-cell>
          <table:table-cell/>
        </table:table-row>
        <table:table-row table:style-name="ro1">
          <table:table-cell office:value-type="float" office:value="6646" calcext:value-type="float">
            <text:p>6646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DAI GLÓRIA A DEUS </text:p>
          </table:table-cell>
          <table:table-cell/>
        </table:table-row>
        <table:table-row table:style-name="ro1">
          <table:table-cell office:value-type="float" office:value="9935" calcext:value-type="float">
            <text:p>99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S MARAVILHAS QUE A BÍBLIA CONTÉM</text:p>
          </table:table-cell>
          <table:table-cell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AS PROFUNDEZAS</text:p>
          </table:table-cell>
          <table:table-cell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DAS PROFUNDEZAS A TI CLAMO, Ó SENHOR</text:p>
          </table:table-cell>
          <table:table-cell/>
        </table:table-row>
        <table:table-row table:style-name="ro1">
          <table:table-cell office:value-type="float" office:value="7766" calcext:value-type="float">
            <text:p>77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AS PROFUNDEZAS CLAMO A TI, Ó SENHOR!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E MADRUGADA EU BUSCO A FACE DO SENHOR</text:p>
          </table:table-cell>
          <table:table-cell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DEIXA A GLÓRIA DE DEUS BRILHAR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DEIXA DEUS FALAR AO TEU CORAÇÃO</text:p>
          </table:table-cell>
          <table:table-cell/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DEIXA-ME CHORAR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DEIXOU O ESPLENDOR DE SUA GLÓRIA</text:p>
          </table:table-cell>
          <table:table-cell/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EITA-TE TAMBÉM NO SENHOR</text:p>
          </table:table-cell>
          <table:table-cell/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DEPENDO DE TI, SENHOR</text:p>
          </table:table-cell>
          <table:table-cell/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DERRAMAREI MEU ESPÍRITO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CEU DA SUA GLÓRIA</text:p>
          </table:table-cell>
          <table:table-cell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SDE O DIA EM QUE TE CONHECI</text:p>
          </table:table-cell>
          <table:table-cell/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DESEJEI ARDENTEMENT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FAÇO AS TUAS TRANSGRESSÕES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DESTE MUNDO ESCRAVO FUI</text:p>
          </table:table-cell>
          <table:table-cell office:value-type="string" calcext:value-type="string">
            <text:p>(GRANDES COISAS FEZ O SENHOR POR NÓS)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EUS AMOU O MUNDO DE TAL MANEIRA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US CONHECE A TUA VIDA</text:p>
          </table:table-cell>
          <table:table-cell/>
        </table:table-row>
        <table:table-row table:style-name="ro1">
          <table:table-cell office:value-type="float" office:value="9013" calcext:value-type="float">
            <text:p>9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US CRIOU OS CÉUS E A TERRA</text:p>
          </table:table-cell>
          <table:table-cell/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DEUS CUIDA DE TI</text:p>
          </table:table-cell>
          <table:table-cell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US DA MINHA SALVAÇÃO</text:p>
          </table:table-cell>
          <table:table-cell/>
        </table:table-row>
        <table:table-row table:style-name="ro1">
          <table:table-cell office:value-type="float" office:value="7763" calcext:value-type="float">
            <text:p>7763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DEUS DOS ANTIGOS</text:p>
          </table:table-cell>
          <table:table-cell/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DEUS DOS EXÉRCITOS DE ISRAEL</text:p>
          </table:table-cell>
          <table:table-cell/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DEUS É CONTIGO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DEUS É MINHA ROCHA </text:p>
          </table:table-cell>
          <table:table-cell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DEUS É NOSSO AMPARO, NOSSA FORTALEZA</text:p>
          </table:table-cell>
          <table:table-cell/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US É NOSSO AUXÍLIO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DEUS ENVIOU SEU FILHO AMADO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US ENVIOU SEU FILHO PRA NOS SALVAR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DEUS ESTÁ AQUI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EUS ESTÁ NO TEMPLO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DEUS ESTÁ PRESENTE AQUI NESTE LUGAR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EUS ESTÁ PRESENTE ENTRE PECADORES COMO NÓS</text:p>
          </table:table-cell>
          <table:table-cell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DEUS ESTÁ PRESENTE SEMPRE PRONTO A NOS AJUDAR</text:p>
          </table:table-cell>
          <table:table-cell/>
        </table:table-row>
        <table:table-row table:style-name="ro1">
          <table:table-cell office:value-type="float" office:value="9005" calcext:value-type="float">
            <text:p>9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US FALOU COMIGO</text:p>
          </table:table-cell>
          <table:table-cell/>
        </table:table-row>
        <table:table-row table:style-name="ro1">
          <table:table-cell office:value-type="float" office:value="9923" calcext:value-type="float">
            <text:p>99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US FORTE COMO JEOVÁ</text:p>
          </table:table-cell>
          <table:table-cell/>
        </table:table-row>
        <table:table-row table:style-name="ro1">
          <table:table-cell office:value-type="float" office:value="9007" calcext:value-type="float">
            <text:p>9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US HABITA NO MEIO DOS LOUVORES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EUS HOJE QUER TE FALAR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DEUS O SEU FILHO ENVIOU</text:p>
          </table:table-cell>
          <table:table-cell/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DEUS PROVERÁ</text:p>
          </table:table-cell>
          <table:table-cell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DEUS TE GUARDARÁ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DEUS VOS GUARDE PELO SEU PODER </text:p>
          </table:table-cell>
          <table:table-cell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ANTE DE TI</text:p>
          </table:table-cell>
          <table:table-cell/>
        </table:table-row>
        <table:table-row table:style-name="ro1">
          <table:table-cell office:value-type="float" office:value="6659" calcext:value-type="float">
            <text:p>6659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DIGNO É JESUS</text:p>
          </table:table-cell>
          <table:table-cell/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DIRIGE-ME, SENHOR</text:p>
          </table:table-cell>
          <table:table-cell/>
        </table:table-row>
        <table:table-row table:style-name="ro1">
          <table:table-cell office:value-type="float" office:value="7770" calcext:value-type="float">
            <text:p>7770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DISPÕE-TE, RESPLANDECE</text:p>
          </table:table-cell>
          <table:table-cell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DIVINO COMPANHEIRO</text:p>
          </table:table-cell>
          <table:table-cell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DO CÉU VIRÁ </text:p>
          </table:table-cell>
          <table:table-cell/>
        </table:table-row>
        <table:table-row table:style-name="ro1">
          <table:table-cell office:value-type="float" office:value="5509" calcext:value-type="float">
            <text:p>5509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DO NORTE VEM O ÁUREO ESPLENDOR</text:p>
          </table:table-cell>
          <table:table-cell/>
        </table:table-row>
        <table:table-row table:style-name="ro1">
          <table:table-cell office:value-type="float" office:value="9905" calcext:value-type="float">
            <text:p>99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 PÃO DO CÉU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DOIS DISCÍPULOS NO CAMINHO DE EMAÚS</text:p>
          </table:table-cell>
          <table:table-cell/>
        </table:table-row>
        <table:table-row table:style-name="ro1">
          <table:table-cell office:value-type="float" office:value="9955" calcext:value-type="float">
            <text:p>99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NS DO ESPÍRITO SANTO</text:p>
          </table:table-cell>
          <table:table-cell/>
        </table:table-row>
        <table:table-row table:style-name="ro1">
          <table:table-cell office:value-type="float" office:value="7806" calcext:value-type="float">
            <text:p>7806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DORMINDO NO MEU LEITO</text:p>
          </table:table-cell>
          <table:table-cell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É BASTANTE PARA MIM A TUA GRAÇA</text:p>
          </table:table-cell>
          <table:table-cell/>
        </table:table-row>
        <table:table-row table:style-name="ro1">
          <table:table-cell office:value-type="float" office:value="9914" calcext:value-type="float">
            <text:p>99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É BOM, É BOM DEMAIS</text:p>
          </table:table-cell>
          <table:table-cell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É DEUS QUEM NOS TEM DADO A VITÓRIA</text:p>
          </table:table-cell>
          <table:table-cell/>
        </table:table-row>
        <table:table-row table:style-name="ro1">
          <table:table-cell office:value-type="float" office:value="9942" calcext:value-type="float">
            <text:p>99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É JESUS DAS CRIANCINHAS</text:p>
          </table:table-cell>
          <table:table-cell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É O AMOR DE DEUS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É PRECISO CONFIAR E BUSCAR A DEUS</text:p>
          </table:table-cell>
          <table:table-cell/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É SOMENTE TEU MEU CORAÇÃO</text:p>
          </table:table-cell>
          <table:table-cell/>
        </table:table-row>
        <table:table-row table:style-name="ro1">
          <table:table-cell office:value-type="float" office:value="9023" calcext:value-type="float">
            <text:p>90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É TÃO TRISTE NÃO VER A LUZ</text:p>
          </table:table-cell>
          <table:table-cell/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É TEMPO, É TEMPO</text:p>
          </table:table-cell>
          <table:table-cell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É TEU SANGUE</text:p>
          </table:table-cell>
          <table:table-cell/>
        </table:table-row>
        <table:table-row table:style-name="ro1">
          <table:table-cell office:value-type="float" office:value="7784" calcext:value-type="float">
            <text:p>7784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EIS A ESCRAVA RESGATADA</text:p>
          </table:table-cell>
          <table:table-cell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EIS AÍ O DIA ACEITÁVEL</text:p>
          </table:table-cell>
          <table:table-cell/>
        </table:table-row>
        <table:table-row table:style-name="ro1">
          <table:table-cell office:value-type="float" office:value="4428" calcext:value-type="float">
            <text:p>442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EIS MARCHAMOS PARA AQUELE BOM PAÍS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EIS MENSAGEM DO SENHOR</text:p>
          </table:table-cell>
          <table:table-cell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EIS O CORDEIRO DE DEUS</text:p>
          </table:table-cell>
          <table:table-cell/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EIS O ESTANDARTE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EIS OS MILHÕES 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EIS QUE ABRO A PORTA 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EIS QUE ESTOU À PORTA</text:p>
          </table:table-cell>
          <table:table-cell/>
        </table:table-row>
        <table:table-row table:style-name="ro1">
          <table:table-cell office:value-type="float" office:value="7775" calcext:value-type="float">
            <text:p>7775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EIS QUE ESTOU À PORTA E BATO</text:p>
          </table:table-cell>
          <table:table-cell/>
        </table:table-row>
        <table:table-row table:style-name="ro1">
          <table:table-cell office:value-type="float" office:value="9971" calcext:value-type="float">
            <text:p>99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IS QUE JESUS VEM NAS NUVENS</text:p>
          </table:table-cell>
          <table:table-cell/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EIS QUE SURGE UM POVO FORTE</text:p>
          </table:table-cell>
          <table:table-cell/>
        </table:table-row>
        <table:table-row table:style-name="ro1">
          <table:table-cell office:value-type="float" office:value="9025" calcext:value-type="float">
            <text:p>90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IS-ME AQUI, SENHOR, EM TEU ALTAR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ELE É A MINHA ALEGRIA </text:p>
          </table:table-cell>
          <table:table-cell/>
        </table:table-row>
        <table:table-row table:style-name="ro1">
          <table:table-cell office:value-type="float" office:value="9932" calcext:value-type="float">
            <text:p>99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LE É A RAIZ</text:p>
          </table:table-cell>
          <table:table-cell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ELE É A ROSA DE SAROM</text:p>
          </table:table-cell>
          <table:table-cell/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ELE É O REI DOS REIS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LE UM DIA ME CHAMOU</text:p>
          </table:table-cell>
          <table:table-cell/>
        </table:table-row>
        <table:table-row table:style-name="ro1">
          <table:table-cell office:value-type="float" office:value="5515" calcext:value-type="float">
            <text:p>5515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ELE UM DIA VOLTARÁ</text:p>
          </table:table-cell>
          <table:table-cell/>
        </table:table-row>
        <table:table-row table:style-name="ro1">
          <table:table-cell office:value-type="float" office:value="9944" calcext:value-type="float">
            <text:p>99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LE VIVE EM MIM</text:p>
          </table:table-cell>
          <table:table-cell/>
        </table:table-row>
        <table:table-row table:style-name="ro1">
          <table:table-cell office:value-type="float" office:value="5514" calcext:value-type="float">
            <text:p>5514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ELE VOLTARÁ PRA BUSCAR A SUA IGREJA</text:p>
          </table:table-cell>
          <table:table-cell/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ELE VOLTARÁ, SIM, ELE VOLTARÁ</text:p>
          </table:table-cell>
          <table:table-cell/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EM BREVE ESCUTAREI</text:p>
          </table:table-cell>
          <table:table-cell/>
        </table:table-row>
        <table:table-row table:style-name="ro1">
          <table:table-cell office:value-type="float" office:value="5570" calcext:value-type="float">
            <text:p>557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EM BREVE O DIA CHEGARÁ</text:p>
          </table:table-cell>
          <table:table-cell/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EM BREVE, MUI BREVE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M FERVENTE ORAÇÃO</text:p>
          </table:table-cell>
          <table:table-cell/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EM ME VINDO O TEMOR</text:p>
          </table:table-cell>
          <table:table-cell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EM MEU CORAÇÃO</text:p>
          </table:table-cell>
          <table:table-cell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EM NADA PONHO A MINHA FÉ</text:p>
          </table:table-cell>
          <table:table-cell/>
        </table:table-row>
        <table:table-row table:style-name="ro1">
          <table:table-cell office:value-type="float" office:value="7777" calcext:value-type="float">
            <text:p>7777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EM NOSSOS LÁBIOS</text:p>
          </table:table-cell>
          <table:table-cell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EM TEU ALTAR, SENHOR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M TEU NOME</text:p>
          </table:table-cell>
          <table:table-cell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M TI EU ENCONTRO, Ó DEUS, TODA PAZ</text:p>
          </table:table-cell>
          <table:table-cell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EM TUA PRESENÇA ENTRAMOS</text:p>
          </table:table-cell>
          <table:table-cell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M TUAS MÃOS, SENHOR</text:p>
          </table:table-cell>
          <table:table-cell/>
        </table:table-row>
        <table:table-row table:style-name="ro1">
          <table:table-cell office:value-type="float" office:value="9996" calcext:value-type="float">
            <text:p>99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M TUAS PISADAS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NCONTREI O GRANDE AMOR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ENQUANTO, Ó SALVADOR, TEU LIVRO LER </text:p>
          </table:table-cell>
          <table:table-cell/>
        </table:table-row>
        <table:table-row table:style-name="ro1">
          <table:table-cell office:value-type="float" office:value="9937" calcext:value-type="float">
            <text:p>99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TREGA O TEU CAMINHO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NTREGA O TEU CAMINHO AO SENHOR</text:p>
          </table:table-cell>
          <table:table-cell/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ENTREI NO TEMPO DE DEUS</text:p>
          </table:table-cell>
          <table:table-cell/>
        </table:table-row>
        <table:table-row table:style-name="ro1">
          <table:table-cell office:value-type="float" office:value="6670" calcext:value-type="float">
            <text:p>6670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NTRONIZADO ESTÁ ENTRE AS NAÇÕES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VIA A TUA LUZ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ERA UM PECADOR, ANDAVA SEM JESUS</text:p>
          </table:table-cell>
          <table:table-cell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ERA UMA OLIVEIRA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RAM CEM OVELHAS</text:p>
          </table:table-cell>
          <table:table-cell/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ÉS MAJESTADE</text:p>
          </table:table-cell>
          <table:table-cell/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ÉS O MAIS FORMOSO, JESUS</text:p>
          </table:table-cell>
          <table:table-cell/>
        </table:table-row>
        <table:table-row table:style-name="ro1">
          <table:table-cell office:value-type="float" office:value="4448" calcext:value-type="float">
            <text:p>4448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ÉS O PÃO DA VIDA</text:p>
          </table:table-cell>
          <table:table-cell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ESCUTA-ME, SENHOR</text:p>
          </table:table-cell>
          <table:table-cell/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ESFORÇA-TE, TEM BOM ÂNIMO!</text:p>
          </table:table-cell>
          <table:table-cell/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ESPERA NO SENHOR, ANIMA-TE</text:p>
          </table:table-cell>
          <table:table-cell/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PEREI CONFIANTEMENTE NO SENHOR</text:p>
          </table:table-cell>
          <table:table-cell/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ESPÍRITO DO TRINO DEUS</text:p>
          </table:table-cell>
          <table:table-cell/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ESPÍRITO SANTO, Ó CONSOLADOR</text:p>
          </table:table-cell>
          <table:table-cell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ESTA ALEGRIA NÃO VAI MAIS SAIR</text:p>
          </table:table-cell>
          <table:table-cell/>
        </table:table-row>
        <table:table-row table:style-name="ro1">
          <table:table-cell office:value-type="float" office:value="9960" calcext:value-type="float">
            <text:p>99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TA CANÇÃO</text:p>
          </table:table-cell>
          <table:table-cell/>
        </table:table-row>
        <table:table-row table:style-name="ro1">
          <table:table-cell office:value-type="float" office:value="5539" calcext:value-type="float">
            <text:p>5539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ESTA É A VOZ, A VOZ DO MEU AMADO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ESTA OBRA É DE DEUS </text:p>
          </table:table-cell>
          <table:table-cell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STA PAZ QUE SINTO EM MINH'ALMA</text:p>
          </table:table-cell>
          <table:table-cell/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ESTAMOS AQUI, Ó DEUS</text:p>
          </table:table-cell>
          <table:table-cell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ESTE MUNDO JAMAIS PODE ME SEPARAR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ESTE MUNDO NÃO TEM A SUA PAZ</text:p>
          </table:table-cell>
          <table:table-cell/>
        </table:table-row>
        <table:table-row table:style-name="ro1">
          <table:table-cell office:value-type="float" office:value="7761" calcext:value-type="float">
            <text:p>7761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ESTENDE TUA MÃO</text:p>
          </table:table-cell>
          <table:table-cell/>
        </table:table-row>
        <table:table-row table:style-name="ro1">
          <table:table-cell office:value-type="float" office:value="7814" calcext:value-type="float">
            <text:p>781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ESTEVÃO AVISTOU</text:p>
          </table:table-cell>
          <table:table-cell office:value-type="string" calcext:value-type="string">
            <text:p>(EU TAMBÉM QUERO VER) 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STOU A CAMINHAR</text:p>
          </table:table-cell>
          <table:table-cell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ESTOU ALEGRE</text:p>
          </table:table-cell>
          <table:table-cell/>
        </table:table-row>
        <table:table-row table:style-name="ro1">
          <table:table-cell office:value-type="float" office:value="9018" calcext:value-type="float">
            <text:p>9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TOU AQUI PRA CONFESSAR</text:p>
          </table:table-cell>
          <table:table-cell/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ESTOU CONFIANDO</text:p>
          </table:table-cell>
          <table:table-cell/>
        </table:table-row>
        <table:table-row table:style-name="ro1">
          <table:table-cell office:value-type="float" office:value="9919" calcext:value-type="float">
            <text:p>99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U ABRI MEU CORAÇÃO</text:p>
          </table:table-cell>
          <table:table-cell/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EU AVISTO UMA TERRA FELIZ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EU CONFIO EM TI, SENHOR 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U DESCI PARA O VALE DE BÊNÇÃO E PAZ</text:p>
          </table:table-cell>
          <table:table-cell/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EU ESPERO, ANSIOSO, POR MEU DEUS</text:p>
          </table:table-cell>
          <table:table-cell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U ESTAVA SÓ, SEM O SENHOR</text:p>
          </table:table-cell>
          <table:table-cell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EU LOUVAREI, EU LOUVAREI</text:p>
          </table:table-cell>
          <table:table-cell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 ME LEMBRO QUANDO JESUS ME TOCOU</text:p>
          </table:table-cell>
          <table:table-cell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EU ME PROSTRO EM TEU ALTAR</text:p>
          </table:table-cell>
          <table:table-cell/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EU NÃO SABERIA CAMINHAR</text:p>
          </table:table-cell>
          <table:table-cell/>
        </table:table-row>
        <table:table-row table:style-name="ro1">
          <table:table-cell office:value-type="float" office:value="7776" calcext:value-type="float">
            <text:p>7776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EU NÃO SEI QUAL SERÁ MEU LOUVOR </text:p>
          </table:table-cell>
          <table:table-cell/>
        </table:table-row>
        <table:table-row table:style-name="ro1">
          <table:table-cell office:value-type="float" office:value="5555" calcext:value-type="float">
            <text:p>5555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EU OUVI DA FORMOSA CIDADE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EU PERDIDO PECADOR </text:p>
          </table:table-cell>
          <table:table-cell/>
        </table:table-row>
        <table:table-row table:style-name="ro1">
          <table:table-cell office:value-type="float" office:value="9985" calcext:value-type="float">
            <text:p>99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U QUERO ANDAR SEMPRE COM JESUS</text:p>
          </table:table-cell>
          <table:table-cell/>
        </table:table-row>
        <table:table-row table:style-name="ro1">
          <table:table-cell office:value-type="float" office:value="9974" calcext:value-type="float">
            <text:p>99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U QUERO CANTAR</text:p>
          </table:table-cell>
          <table:table-cell/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EU QUERO CANTAR DE GOZO E DE PAZ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EU QUERO MAIS E MAIS DE CRISTO </text:p>
          </table:table-cell>
          <table:table-cell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U QUERO SENTIR</text:p>
          </table:table-cell>
          <table:table-cell/>
        </table:table-row>
        <table:table-row table:style-name="ro1">
          <table:table-cell office:value-type="float" office:value="9945" calcext:value-type="float">
            <text:p>99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U QUERO SER O SAL DA TERRA</text:p>
          </table:table-cell>
          <table:table-cell/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U QUERO SER, SENHOR AMADO</text:p>
          </table:table-cell>
          <table:table-cell/>
        </table:table-row>
        <table:table-row table:style-name="ro1">
          <table:table-cell office:value-type="float" office:value="5528" calcext:value-type="float">
            <text:p>552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U SEI QUE JESUS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U SIRVO UM DEUS </text:p>
          </table:table-cell>
          <table:table-cell/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EU SÓ QUERO SER, SENHOR</text:p>
          </table:table-cell>
          <table:table-cell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U SOU DO MEU AMADO E ELE ME TEM AFEIÇÃO</text:p>
          </table:table-cell>
          <table:table-cell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U SOU FELIZ PORQUE TENHO UM DEUS QUE ME AMA</text:p>
          </table:table-cell>
          <table:table-cell/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EU SOU POBRE E NECESSITADO</text:p>
          </table:table-cell>
          <table:table-cell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EU SOU TÃO FELIZ COM O MEU JESUS</text:p>
          </table:table-cell>
          <table:table-cell/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U SOU UMA OVELHINHA</text:p>
          </table:table-cell>
          <table:table-cell/>
        </table:table-row>
        <table:table-row table:style-name="ro1">
          <table:table-cell office:value-type="float" office:value="6616" calcext:value-type="float">
            <text:p>6616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EU TE AMO, MEU JESUS</text:p>
          </table:table-cell>
          <table:table-cell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U TENHO UM AMIGO</text:p>
          </table:table-cell>
          <table:table-cell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EU TENHO UM DEUS MUI, MUI, MUI GRANDE</text:p>
          </table:table-cell>
          <table:table-cell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EU TENHO UM TESOURO</text:p>
          </table:table-cell>
          <table:table-cell/>
        </table:table-row>
        <table:table-row table:style-name="ro1">
          <table:table-cell office:value-type="float" office:value="9922" calcext:value-type="float">
            <text:p>99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U TUDO POSSO NAQUELE QUE ME FORTALECE</text:p>
          </table:table-cell>
          <table:table-cell/>
        </table:table-row>
        <table:table-row table:style-name="ro1">
          <table:table-cell office:value-type="float" office:value="6676" calcext:value-type="float">
            <text:p>66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U VENHO A TI, SENHOR</text:p>
          </table:table-cell>
          <table:table-cell/>
        </table:table-row>
        <table:table-row table:style-name="ro1">
          <table:table-cell office:value-type="float" office:value="6652" calcext:value-type="float">
            <text:p>66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U VENHO DIZER</text:p>
          </table:table-cell>
          <table:table-cell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EU VEREI A ÁRVORE DA VIDA</text:p>
          </table:table-cell>
          <table:table-cell/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EU VI O SENHOR</text:p>
          </table:table-cell>
          <table:table-cell/>
        </table:table-row>
        <table:table-row table:style-name="ro1">
          <table:table-cell office:value-type="float" office:value="9016" calcext:value-type="float">
            <text:p>9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U VIM AQUI, SENHOR</text:p>
          </table:table-cell>
          <table:table-cell/>
        </table:table-row>
        <table:table-row table:style-name="ro1">
          <table:table-cell office:value-type="float" office:value="9027" calcext:value-type="float">
            <text:p>90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U VOU CONTAR UMA HISTÓRIA</text:p>
          </table:table-cell>
          <table:table-cell/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LTAI AO SENHOR</text:p>
          </table:table-cell>
          <table:table-cell/>
        </table:table-row>
        <table:table-row table:style-name="ro1">
          <table:table-cell office:value-type="float" office:value="9002" calcext:value-type="float">
            <text:p>9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LTAI, EXALTAI</text:p>
          </table:table-cell>
          <table:table-cell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XISTE UM ALGUÉM QUE CUIDA DE MIM</text:p>
          </table:table-cell>
          <table:table-cell/>
        </table:table-row>
        <table:table-row table:style-name="ro1">
          <table:table-cell office:value-type="float" office:value="5548" calcext:value-type="float">
            <text:p>5548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EXISTE UM LAR</text:p>
          </table:table-cell>
          <table:table-cell/>
        </table:table-row>
        <table:table-row table:style-name="ro1">
          <table:table-cell office:value-type="float" office:value="9921" calcext:value-type="float">
            <text:p>99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A AO MEU CORAÇÃO, JESUS</text:p>
          </table:table-cell>
          <table:table-cell/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FALA, JESUS QUERIDO</text:p>
          </table:table-cell>
          <table:table-cell/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FAZ-ME INABALÁVEL</text:p>
          </table:table-cell>
          <table:table-cell/>
        </table:table-row>
        <table:table-row table:style-name="ro1">
          <table:table-cell office:value-type="float" office:value="9950" calcext:value-type="float">
            <text:p>99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ZE ORAÇÃO</text:p>
          </table:table-cell>
          <table:table-cell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FELICIDADE É TER CRISTO AO MEU LADO</text:p>
          </table:table-cell>
          <table:table-cell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FELIZ, FELIZ EU SOU</text:p>
          </table:table-cell>
          <table:table-cell/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NDA A LIDA TERREAL</text:p>
          </table:table-cell>
          <table:table-cell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FIRME NAS PROMESSAS</text:p>
          </table:table-cell>
          <table:table-cell/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UA EM MIM, SENHOR</text:p>
          </table:table-cell>
          <table:table-cell/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LUIRÁ COMO UM RIO</text:p>
          </table:table-cell>
          <table:table-cell/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FONTE DA VIDA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ONTE DE ÁGUAS VIVAS</text:p>
          </table:table-cell>
          <table:table-cell/>
        </table:table-row>
        <table:table-row table:style-name="ro1">
          <table:table-cell office:value-type="float" office:value="6605" calcext:value-type="float">
            <text:p>6605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GLÓRIA E ALELUIA</text:p>
          </table:table-cell>
          <table:table-cell/>
        </table:table-row>
        <table:table-row table:style-name="ro1">
          <table:table-cell office:value-type="float" office:value="6624" calcext:value-type="float">
            <text:p>6624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GLÓRIA PRA SEMPRE AO CORDEIRO DE DEUS</text:p>
          </table:table-cell>
          <table:table-cell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GLÓRIA, GLÓRIA</text:p>
          </table:table-cell>
          <table:table-cell/>
        </table:table-row>
        <table:table-row table:style-name="ro1">
          <table:table-cell office:value-type="float" office:value="6669" calcext:value-type="float">
            <text:p>6669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GLORIOSO ÉS, JESUS</text:p>
          </table:table-cell>
          <table:table-cell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RAÇAS DOU, Ó SENHOR 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GRANDE AMOR, Ó GRANDE AMOR 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RANDE DEUS, ÚNICO DEUS</text:p>
          </table:table-cell>
          <table:table-cell/>
        </table:table-row>
        <table:table-row table:style-name="ro1">
          <table:table-cell office:value-type="float" office:value="7707" calcext:value-type="float">
            <text:p>7707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GRANDE É O SENHOR</text:p>
          </table:table-cell>
          <table:table-cell/>
        </table:table-row>
        <table:table-row table:style-name="ro1">
          <table:table-cell office:value-type="float" office:value="7705" calcext:value-type="float">
            <text:p>7705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GRANDE É O SENHOR E MUI DIGNO DE SER LOUVADO</text:p>
          </table:table-cell>
          <table:table-cell/>
        </table:table-row>
        <table:table-row table:style-name="ro1">
          <table:table-cell office:value-type="float" office:value="9947" calcext:value-type="float">
            <text:p>99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ANDE TESOURO ABERTO É A BÍBLIA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GRANDES SÃO, SENHOR, OS TEUS FEITOS</text:p>
          </table:table-cell>
          <table:table-cell office:value-type="string" calcext:value-type="string">
            <text:p>(GRATIDÃO) 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GRANDIOSO PARA MIM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GUIA, Ó CRISTO, A MINHA NAU </text:p>
          </table:table-cell>
          <table:table-cell/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HÁ ALGUÉM QUE CUIDA DE TI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HÁ HOJE ALGUÉM ESPERANDO</text:p>
          </table:table-cell>
          <table:table-cell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HÁ MOMENTOS QUE AS PALAVRAS NÃO RESOLVEM</text:p>
          </table:table-cell>
          <table:table-cell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HÁ SEMPRE ALGUÉM QUE NÃO PROVOU</text:p>
          </table:table-cell>
          <table:table-cell/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HÁ TANTA TERRA</text:p>
          </table:table-cell>
          <table:table-cell/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HÁ UM AMIGO SEMPRE JUNTO</text:p>
          </table:table-cell>
          <table:table-cell/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HÁ UM DOCE ESPÍRITO AQUI</text:p>
          </table:table-cell>
          <table:table-cell/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HÁ UM LINDO PAÍS</text:p>
          </table:table-cell>
          <table:table-cell/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HÁ UM LUGAR PRA MIM</text:p>
          </table:table-cell>
          <table:table-cell/>
        </table:table-row>
        <table:table-row table:style-name="ro1">
          <table:table-cell office:value-type="float" office:value="6621" calcext:value-type="float">
            <text:p>662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HÁ UM NOME QUE RELUZ</text:p>
          </table:table-cell>
          <table:table-cell/>
        </table:table-row>
        <table:table-row table:style-name="ro1">
          <table:table-cell office:value-type="float" office:value="4437" calcext:value-type="float">
            <text:p>4437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HÁ UM POVO QUE TE ADORA</text:p>
          </table:table-cell>
          <table:table-cell/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HÁ UM RIO DE ÁGUAS VIVAS</text:p>
          </table:table-cell>
          <table:table-cell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HÁ UM SER QUE VIVE EM MIM</text:p>
          </table:table-cell>
          <table:table-cell/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HÁ UM SÓ QUE É DIGNO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HÁ UMA FONTE ABERTA NO CALVÁRIO</text:p>
          </table:table-cell>
          <table:table-cell/>
        </table:table-row>
        <table:table-row table:style-name="ro1">
          <table:table-cell office:value-type="float" office:value="9962" calcext:value-type="float">
            <text:p>99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Á UMA LINDA CANÇÃO DE AMOR</text:p>
          </table:table-cell>
          <table:table-cell/>
        </table:table-row>
        <table:table-row table:style-name="ro1">
          <table:table-cell office:value-type="float" office:value="9017" calcext:value-type="float">
            <text:p>90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Á UMA LINDA MORADA</text:p>
          </table:table-cell>
          <table:table-cell/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HÁ UMA LUZ A BRILHAR</text:p>
          </table:table-cell>
          <table:table-cell/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HÁ UMA OBRA QUE DEUS QUER FAZER</text:p>
          </table:table-cell>
          <table:table-cell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HÁ VITÓRIA PARA MIM</text:p>
          </table:table-cell>
          <table:table-cell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HÁ VITÓRIA SEMPRE EM TI, SENHOR</text:p>
          </table:table-cell>
          <table:table-cell/>
        </table:table-row>
        <table:table-row table:style-name="ro1">
          <table:table-cell office:value-type="float" office:value="9961" calcext:value-type="float">
            <text:p>99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AVEREMOS DE CHEGAR</text:p>
          </table:table-cell>
          <table:table-cell/>
        </table:table-row>
        <table:table-row table:style-name="ro1">
          <table:table-cell office:value-type="float" office:value="9966" calcext:value-type="float">
            <text:p>99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OJE EU NÃO QUERO PEDIR</text:p>
          </table:table-cell>
          <table:table-cell/>
        </table:table-row>
        <table:table-row table:style-name="ro1">
          <table:table-cell office:value-type="float" office:value="6606" calcext:value-type="float">
            <text:p>6606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HOJE O SENHOR DERRAMOU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HOJE QUERO SOMENTE AGRADECER </text:p>
          </table:table-cell>
          <table:table-cell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OJE SEI, SENHOR</text:p>
          </table:table-cell>
          <table:table-cell/>
        </table:table-row>
        <table:table-row table:style-name="ro1">
          <table:table-cell office:value-type="float" office:value="9957" calcext:value-type="float">
            <text:p>99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OSANA AO FILHO DE DAVI</text:p>
          </table:table-cell>
          <table:table-cell/>
        </table:table-row>
        <table:table-row table:style-name="ro1">
          <table:table-cell office:value-type="float" office:value="9981" calcext:value-type="float">
            <text:p>99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GREJA, CORPO DE CRISTO</text:p>
          </table:table-cell>
          <table:table-cell/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IGREJA, TU VAIS SUBIR</text:p>
          </table:table-cell>
          <table:table-cell/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INSTRUMENTO EM TUAS MÃOS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VOCA-ME E TE RESPONDEREI</text:p>
          </table:table-cell>
          <table:table-cell/>
        </table:table-row>
        <table:table-row table:style-name="ro1">
          <table:table-cell office:value-type="float" office:value="9019" calcext:value-type="float">
            <text:p>90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REI CANTAR E ADORAR O REI JESUS</text:p>
          </table:table-cell>
          <table:table-cell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SRAEL SAIU DO EGITO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JÁ ACHEI UMA FLOR GLORIOSA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JÁ CHEGUEI ATÉ AQUI</text:p>
          </table:table-cell>
          <table:table-cell office:value-type="string" calcext:value-type="string">
            <text:p>(VITÓRIAS) 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JÁ NÃO ESTOU SOZINHO</text:p>
          </table:table-cell>
          <table:table-cell/>
        </table:table-row>
        <table:table-row table:style-name="ro1">
          <table:table-cell office:value-type="float" office:value="5542" calcext:value-type="float">
            <text:p>5542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JÁ NÃO TARDA O AMANHECER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JÁ REFULGE A GLÓRIA ETERNA </text:p>
          </table:table-cell>
          <table:table-cell/>
        </table:table-row>
        <table:table-row table:style-name="ro1">
          <table:table-cell office:value-type="float" office:value="9972" calcext:value-type="float">
            <text:p>99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RUSALÉM ANSEIO VER</text:p>
          </table:table-cell>
          <table:table-cell/>
        </table:table-row>
        <table:table-row table:style-name="ro1">
          <table:table-cell office:value-type="float" office:value="7807" calcext:value-type="float">
            <text:p>7807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JERUSALÉM ETERNA</text:p>
          </table:table-cell>
          <table:table-cell/>
        </table:table-row>
        <table:table-row table:style-name="ro1">
          <table:table-cell office:value-type="float" office:value="7808" calcext:value-type="float">
            <text:p>7808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JERUSALÉM EXCELSA</text:p>
          </table:table-cell>
          <table:table-cell/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RUSALÉM, CIDADE DO MEU REI</text:p>
          </table:table-cell>
          <table:table-cell/>
        </table:table-row>
        <table:table-row table:style-name="ro1">
          <table:table-cell office:value-type="float" office:value="5557" calcext:value-type="float">
            <text:p>5557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JERUSALÉM, JERUSALÉM</text:p>
          </table:table-cell>
          <table:table-cell/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JERUSALÉM, SUAS RUAS DE OURO</text:p>
          </table:table-cell>
          <table:table-cell/>
        </table:table-row>
        <table:table-row table:style-name="ro1">
          <table:table-cell office:value-type="float" office:value="9973" calcext:value-type="float">
            <text:p>99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SUS CRISTO É O CAMINHO</text:p>
          </table:table-cell>
          <table:table-cell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JESUS CRISTO MUDOU MEU VIVER</text:p>
          </table:table-cell>
          <table:table-cell/>
        </table:table-row>
        <table:table-row table:style-name="ro1">
          <table:table-cell office:value-type="float" office:value="7789" calcext:value-type="float">
            <text:p>7789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JESUS CRISTO VOLTARÁ</text:p>
          </table:table-cell>
          <table:table-cell/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JESUS CRISTO VOLTARÁ COM SEU GRANDE ESPLENDOR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SUS CRISTO, REI DOS REIS</text:p>
          </table:table-cell>
          <table:table-cell/>
        </table:table-row>
        <table:table-row table:style-name="ro1">
          <table:table-cell office:value-type="float" office:value="6644" calcext:value-type="float">
            <text:p>6644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JESUS DEUS SANTO, SANTO, SANTO! </text:p>
          </table:table-cell>
          <table:table-cell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JESUS É A ROCHA INABALÁVEL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JESUS É MELHOR, SIM, QUE OURO E BENS</text:p>
          </table:table-cell>
          <table:table-cell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JESUS É O AMIGO MELHOR</text:p>
          </table:table-cell>
          <table:table-cell/>
        </table:table-row>
        <table:table-row table:style-name="ro1">
          <table:table-cell office:value-type="float" office:value="9917" calcext:value-type="float">
            <text:p>99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SUS É O CAMINHO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JESUS É O CORDEIRO</text:p>
          </table:table-cell>
          <table:table-cell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JESUS É TUDO PRA MIM </text:p>
          </table:table-cell>
          <table:table-cell/>
        </table:table-row>
        <table:table-row table:style-name="ro1">
          <table:table-cell office:value-type="float" office:value="5571" calcext:value-type="float">
            <text:p>5571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JESUS ESTÁ ÀS PORTAS</text:p>
          </table:table-cell>
          <table:table-cell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JESUS FEZ A PROMESSA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JESUS IA CAMINHANDO</text:p>
          </table:table-cell>
          <table:table-cell office:value-type="string" calcext:value-type="string">
            <text:p>(CANTA MEU POVO) 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JESUS IA SEGUINDO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JESUS IA SUBINDO O MONTE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JESUS LIBERTOU</text:p>
          </table:table-cell>
          <table:table-cell/>
        </table:table-row>
        <table:table-row table:style-name="ro1">
          <table:table-cell office:value-type="float" office:value="9934" calcext:value-type="float">
            <text:p>99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SUS ME AMA</text:p>
          </table:table-cell>
          <table:table-cell/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JESUS TÃO BELO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SUS TOMOU O MEU FARDO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SUS VÊ A SUA IGREJA</text:p>
          </table:table-cell>
          <table:table-cell/>
        </table:table-row>
        <table:table-row table:style-name="ro1">
          <table:table-cell office:value-type="float" office:value="6673" calcext:value-type="float">
            <text:p>6673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JESUS VEIO E SALVOU-ME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JESUS VEM! VEM NOS BUSCAR!</text:p>
          </table:table-cell>
          <table:table-cell/>
        </table:table-row>
        <table:table-row table:style-name="ro1">
          <table:table-cell office:value-type="float" office:value="9997" calcext:value-type="float">
            <text:p>99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SUS VIU A MULTIDÃO</text:p>
          </table:table-cell>
          <table:table-cell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JESUS, A LUZ DIVINA</text:p>
          </table:table-cell>
          <table:table-cell/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JESUS, A MINH'ALMA TEM SEDE DE TI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JESUS, AGORA EU BEM SEI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JESUS, EM TUA PRESENÇA</text:p>
          </table:table-cell>
          <table:table-cell/>
        </table:table-row>
        <table:table-row table:style-name="ro1">
          <table:table-cell office:value-type="float" office:value="6615" calcext:value-type="float">
            <text:p>66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SUS, EU TE AMO E MUITO</text:p>
          </table:table-cell>
          <table:table-cell/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JESUS, JESUS, EU TE AMO</text:p>
          </table:table-cell>
          <table:table-cell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JESUS, NOME PRECIOSO</text:p>
          </table:table-cell>
          <table:table-cell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JESUS, O LÍRIO DOS VALES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JESUS, Ó MEU JESUS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JESUS, O QUE MAIS QUERO NESSE MUNDO </text:p>
          </table:table-cell>
          <table:table-cell/>
        </table:table-row>
        <table:table-row table:style-name="ro1">
          <table:table-cell office:value-type="float" office:value="9939" calcext:value-type="float">
            <text:p>99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SUS, QUANDO ME LEMBRO</text:p>
          </table:table-cell>
          <table:table-cell/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JESUS, QUERO AMAR-TE</text:p>
          </table:table-cell>
          <table:table-cell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JESUS, SENHOR, ME CHEGO A TI</text:p>
          </table:table-cell>
          <table:table-cell/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JESUS, SIM, VEM, DO CÉU EM GLÓRIA ELE VEM</text:p>
          </table:table-cell>
          <table:table-cell/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JESUS, TE ENTRONIZAMOS</text:p>
          </table:table-cell>
          <table:table-cell/>
        </table:table-row>
        <table:table-row table:style-name="ro1">
          <table:table-cell office:value-type="float" office:value="6632" calcext:value-type="float">
            <text:p>6632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JESUS, TE ENTRONIZAMOS AQUI ENTRE NÓS</text:p>
          </table:table-cell>
          <table:table-cell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JESUS, TU ÉS O MEU DEUS</text:p>
          </table:table-cell>
          <table:table-cell/>
        </table:table-row>
        <table:table-row table:style-name="ro1">
          <table:table-cell office:value-type="float" office:value="9030" calcext:value-type="float">
            <text:p>90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SUS, VEM ME ABENÇOAR</text:p>
          </table:table-cell>
          <table:table-cell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JUNTO A TI SUPLICO, Ó PAI</text:p>
          </table:table-cell>
          <table:table-cell/>
        </table:table-row>
        <table:table-row table:style-name="ro1">
          <table:table-cell office:value-type="float" office:value="5565" calcext:value-type="float">
            <text:p>5565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JUNTO AO TRONO DE DEUS, PREPARADO</text:p>
          </table:table-cell>
          <table:table-cell/>
        </table:table-row>
        <table:table-row table:style-name="ro1">
          <table:table-cell office:value-type="float" office:value="7757" calcext:value-type="float">
            <text:p>7757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JUSTO ÉS, SENHOR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LÁ ESTÁ O MEU TESOURO </text:p>
          </table:table-cell>
          <table:table-cell/>
        </table:table-row>
        <table:table-row table:style-name="ro1">
          <table:table-cell office:value-type="float" office:value="5549" calcext:value-type="float">
            <text:p>5549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LÁ NO CÉU OS ANJOS CANTAM</text:p>
          </table:table-cell>
          <table:table-cell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LÁ NO CÉU TODOS CANTAM ALELUIA! 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Á NO CIMO DO MONTE</text:p>
          </table:table-cell>
          <table:table-cell/>
        </table:table-row>
        <table:table-row table:style-name="ro1">
          <table:table-cell office:value-type="float" office:value="9969" calcext:value-type="float">
            <text:p>99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Á NO DOCE PORVIR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LÁ ONDE EU NÃO POSSO VER</text:p>
          </table:table-cell>
          <table:table-cell office:value-type="string" calcext:value-type="string">
            <text:p>(A ORAÇÃO) </text:p>
          </table:table-cell>
        </table:table-row>
        <table:table-row table:style-name="ro1">
          <table:table-cell office:value-type="float" office:value="9021" calcext:value-type="float">
            <text:p>90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ÂMPADA PARA OS MEUS PÉS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LEVA TU CONTIGO O NOME</text:p>
          </table:table-cell>
          <table:table-cell/>
        </table:table-row>
        <table:table-row table:style-name="ro1">
          <table:table-cell office:value-type="float" office:value="7702" calcext:value-type="float">
            <text:p>7702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LEVANTAI-VOS, Ó PORTAIS ETERNOS</text:p>
          </table:table-cell>
          <table:table-cell/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LINDO! LINDO! LINDO!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OGO DE MANHÃ </text:p>
          </table:table-cell>
          <table:table-cell/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UVADO SEJA O NOME DO SENHOR</text:p>
          </table:table-cell>
          <table:table-cell/>
        </table:table-row>
        <table:table-row table:style-name="ro1">
          <table:table-cell office:value-type="float" office:value="6671" calcext:value-type="float">
            <text:p>6671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LOUVAI A JESUS</text:p>
          </table:table-cell>
          <table:table-cell/>
        </table:table-row>
        <table:table-row table:style-name="ro1">
          <table:table-cell office:value-type="float" office:value="7714" calcext:value-type="float">
            <text:p>77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UVAI AO SENHOR PORQUE ELE É BOM</text:p>
          </table:table-cell>
          <table:table-cell/>
        </table:table-row>
        <table:table-row table:style-name="ro1">
          <table:table-cell office:value-type="float" office:value="7719" calcext:value-type="float">
            <text:p>7719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LOUVAI AO SENHOR TODAS AS NAÇÕES</text:p>
          </table:table-cell>
          <table:table-cell/>
        </table:table-row>
        <table:table-row table:style-name="ro1">
          <table:table-cell office:value-type="float" office:value="7706" calcext:value-type="float">
            <text:p>7706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LOUVAI, SERVOS DO SENHOR</text:p>
          </table:table-cell>
          <table:table-cell/>
        </table:table-row>
        <table:table-row table:style-name="ro1">
          <table:table-cell office:value-type="float" office:value="7811" calcext:value-type="float">
            <text:p>7811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LOUVAMOS-TE, Ó DEUS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LOUVANDO A DEUS </text:p>
          </table:table-cell>
          <table:table-cell/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LOUVAREI AO MEU SENHOR</text:p>
          </table:table-cell>
          <table:table-cell/>
        </table:table-row>
        <table:table-row table:style-name="ro1">
          <table:table-cell office:value-type="float" office:value="6648" calcext:value-type="float">
            <text:p>6648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LOUVOR E GLÓRIA</text:p>
          </table:table-cell>
          <table:table-cell/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AIS DO TEU SANTO ESPÍRITO</text:p>
          </table:table-cell>
          <table:table-cell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AIS PERTO DE JESUS</text:p>
          </table:table-cell>
          <table:table-cell/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MAIS PERTO QUERO ESTAR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AIS UMA VEZ</text:p>
          </table:table-cell>
          <table:table-cell/>
        </table:table-row>
        <table:table-row table:style-name="ro1">
          <table:table-cell office:value-type="float" office:value="6628" calcext:value-type="float">
            <text:p>6628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MAJESTADE, GLÓRIA E MAJESTADE</text:p>
          </table:table-cell>
          <table:table-cell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MANDA FOGO, SENHOR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MANSO E SUAVE JESUS ESTÁ CHAMANDO</text:p>
          </table:table-cell>
          <table:table-cell/>
        </table:table-row>
        <table:table-row table:style-name="ro1">
          <table:table-cell office:value-type="float" office:value="9979" calcext:value-type="float">
            <text:p>99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RAVILHA É AMOR DE DEUS</text:p>
          </table:table-cell>
          <table:table-cell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ARAVILHOSA GRAÇA</text:p>
          </table:table-cell>
          <table:table-cell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ARAVILHOSO E SUBLIME PRA MIM</text:p>
          </table:table-cell>
          <table:table-cell/>
        </table:table-row>
        <table:table-row table:style-name="ro1">
          <table:table-cell office:value-type="float" office:value="5575" calcext:value-type="float">
            <text:p>5575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MARAVILHOSO SERÁ</text:p>
          </table:table-cell>
          <table:table-cell/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MEDITAREI NAS MARAVILHAS DO SENHOR</text:p>
          </table:table-cell>
          <table:table-cell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MEDO TENS QUE O TENTADOR TE VÁ VENCER?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MESA PREPARADA </text:p>
          </table:table-cell>
          <table:table-cell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MESTRE O MAR SE REVOLTA 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EU AMADO FILHO</text:p>
          </table:table-cell>
          <table:table-cell/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U BARCO É PEQUENO</text:p>
          </table:table-cell>
          <table:table-cell/>
        </table:table-row>
        <table:table-row table:style-name="ro1">
          <table:table-cell office:value-type="float" office:value="9906" calcext:value-type="float">
            <text:p>99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U BOM PASTOR É CRISTO</text:p>
          </table:table-cell>
          <table:table-cell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U CAMINHO PONHO EM SUAS MÃOS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U CORAÇÃO ENGRANDECE AO SENHOR</text:p>
          </table:table-cell>
          <table:table-cell office:value-type="string" calcext:value-type="string">
            <text:p>(CÂNTICO DE VITÓRIA)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MEU DEUS VENCE BATALHAS </text:p>
          </table:table-cell>
          <table:table-cell/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MEU DEUS, MEU BOM PASTOR</text:p>
          </table:table-cell>
          <table:table-cell/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U DEUS, MEU PAI</text:p>
          </table:table-cell>
          <table:table-cell/>
        </table:table-row>
        <table:table-row table:style-name="ro1">
          <table:table-cell office:value-type="float" office:value="6675" calcext:value-type="float">
            <text:p>667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MEU LOUVOR É SÓ PRA TI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EU PECADO RESGATADO</text:p>
          </table:table-cell>
          <table:table-cell/>
        </table:table-row>
        <table:table-row table:style-name="ro1">
          <table:table-cell office:value-type="float" office:value="7768" calcext:value-type="float">
            <text:p>7768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MEU SERVO, NÃO TEMAS</text:p>
          </table:table-cell>
          <table:table-cell/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H'ALMA TEM SEDE DE TI </text:p>
          </table:table-cell>
          <table:table-cell/>
        </table:table-row>
        <table:table-row table:style-name="ro1">
          <table:table-cell office:value-type="float" office:value="5559" calcext:value-type="float">
            <text:p>5559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MINHA ALMA, POIS, ALEGRE CANTA </text:p>
          </table:table-cell>
          <table:table-cell/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INHA DEDICAÇÃO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MINHA PORÇÃO 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ORRI NA CRUZ POR TI</text:p>
          </table:table-cell>
          <table:table-cell/>
        </table:table-row>
        <table:table-row table:style-name="ro1">
          <table:table-cell office:value-type="float" office:value="6674" calcext:value-type="float">
            <text:p>6674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MOTIVOS TENHO PRA LOUVAR-TE</text:p>
          </table:table-cell>
          <table:table-cell/>
        </table:table-row>
        <table:table-row table:style-name="ro1">
          <table:table-cell office:value-type="float" office:value="6667" calcext:value-type="float">
            <text:p>6667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MUITOS ANJOS LOUVAM</text:p>
          </table:table-cell>
          <table:table-cell/>
        </table:table-row>
        <table:table-row table:style-name="ro1">
          <table:table-cell office:value-type="float" office:value="7771" calcext:value-type="float">
            <text:p>7771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UITOS SÃO OS QUE CONFIAM</text:p>
          </table:table-cell>
          <table:table-cell/>
        </table:table-row>
        <table:table-row table:style-name="ro1">
          <table:table-cell office:value-type="float" office:value="9992" calcext:value-type="float">
            <text:p>99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 AREIA NÃO QUERO CONSTRUIR</text:p>
          </table:table-cell>
          <table:table-cell/>
        </table:table-row>
        <table:table-row table:style-name="ro1">
          <table:table-cell office:value-type="float" office:value="9995" calcext:value-type="float">
            <text:p>99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 CIDADE DE DAVI NASCEU O SALVADOR</text:p>
          </table:table-cell>
          <table:table-cell/>
        </table:table-row>
        <table:table-row table:style-name="ro1">
          <table:table-cell office:value-type="float" office:value="7778" calcext:value-type="float">
            <text:p>7778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NA ETERNIDADE</text:p>
          </table:table-cell>
          <table:table-cell/>
        </table:table-row>
        <table:table-row table:style-name="ro1">
          <table:table-cell office:value-type="float" office:value="6627" calcext:value-type="float">
            <text:p>6627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NA EXPRESSÃO DESTE LOUVOR</text:p>
          </table:table-cell>
          <table:table-cell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NA HORA EM QUE EU QUISER FALAR COM DEUS</text:p>
          </table:table-cell>
          <table:table-cell/>
        </table:table-row>
        <table:table-row table:style-name="ro1">
          <table:table-cell office:value-type="float" office:value="5583" calcext:value-type="float">
            <text:p>5583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NA NOVA JERUSALÉM IREI MORAR</text:p>
          </table:table-cell>
          <table:table-cell/>
        </table:table-row>
        <table:table-row table:style-name="ro1">
          <table:table-cell office:value-type="float" office:value="5577" calcext:value-type="float">
            <text:p>5577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NA PRESENÇA DE JESUS</text:p>
          </table:table-cell>
          <table:table-cell/>
        </table:table-row>
        <table:table-row table:style-name="ro1">
          <table:table-cell office:value-type="float" office:value="7809" calcext:value-type="float">
            <text:p>7809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NA TERRA ABENÇOADA</text:p>
          </table:table-cell>
          <table:table-cell/>
        </table:table-row>
        <table:table-row table:style-name="ro1">
          <table:table-cell office:value-type="float" office:value="7716" calcext:value-type="float">
            <text:p>77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ÃO A NÓS, SENHOR</text:p>
          </table:table-cell>
          <table:table-cell/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NÃO DESANIMES! DEUS PROVERÁ</text:p>
          </table:table-cell>
          <table:table-cell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ÃO EXISTE OUTRO AMOR IGUAL AO TEU, SENHOR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NÃO HÁ AMOR IGUAL</text:p>
          </table:table-cell>
          <table:table-cell/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NÃO HÁ DEUS ACIMA DO SENHOR</text:p>
          </table:table-cell>
          <table:table-cell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NÃO HÁ DEUS TÃO GRANDE COMO TU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ÃO MAIS VIVO EU MAS CRISTO VIVE EM MIM </text:p>
          </table:table-cell>
          <table:table-cell/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ÃO POR FORÇA</text:p>
          </table:table-cell>
          <table:table-cell/>
        </table:table-row>
        <table:table-row table:style-name="ro1">
          <table:table-cell office:value-type="float" office:value="7774" calcext:value-type="float">
            <text:p>7774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NÃO SE TURBEM OS VOSSOS CORAÇÕES</text:p>
          </table:table-cell>
          <table:table-cell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ÃO SEI POR QUE DE DEUS O AMOR</text:p>
          </table:table-cell>
          <table:table-cell/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NÃO SEI QUANDO CRISTO JESUS HÁ DE VIR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ÃO SEI SE OUVISTE FALAR</text:p>
          </table:table-cell>
          <table:table-cell/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NÃO TEMAS, POIS TE ESCOLHI</text:p>
          </table:table-cell>
          <table:table-cell/>
        </table:table-row>
        <table:table-row table:style-name="ro1">
          <table:table-cell office:value-type="float" office:value="5543" calcext:value-type="float">
            <text:p>5543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NÃO TEREI MAIS TRISTEZAS</text:p>
          </table:table-cell>
          <table:table-cell/>
        </table:table-row>
        <table:table-row table:style-name="ro1">
          <table:table-cell office:value-type="float" office:value="7753" calcext:value-type="float">
            <text:p>7753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NÃO TINHA PARECER</text:p>
          </table:table-cell>
          <table:table-cell/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NÃO VAI TARDAR</text:p>
          </table:table-cell>
          <table:table-cell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S ESTRELAS VEJO A SUA MÃO</text:p>
          </table:table-cell>
          <table:table-cell/>
        </table:table-row>
        <table:table-row table:style-name="ro1">
          <table:table-cell office:value-type="float" office:value="5574" calcext:value-type="float">
            <text:p>5574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NAS LINDAS MORADAS</text:p>
          </table:table-cell>
          <table:table-cell/>
        </table:table-row>
        <table:table-row table:style-name="ro1">
          <table:table-cell office:value-type="float" office:value="9915" calcext:value-type="float">
            <text:p>99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SCEU UM NOVO DIA</text:p>
          </table:table-cell>
          <table:table-cell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NEM SEMPRE ENTENDEMOS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STA HORA DE CLAMOR 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STA HORA EM ORAÇÃO </text:p>
          </table:table-cell>
          <table:table-cell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NESTA HORA ESQUEÇO O MUNDO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ESTA NOITE FELIZ</text:p>
          </table:table-cell>
          <table:table-cell/>
        </table:table-row>
        <table:table-row table:style-name="ro1">
          <table:table-cell office:value-type="float" office:value="9953" calcext:value-type="float">
            <text:p>99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CAMINHO ELE ME GUIARÁ</text:p>
          </table:table-cell>
          <table:table-cell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NO CÉU HÁ JANELAS ABERTAS</text:p>
          </table:table-cell>
          <table:table-cell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NO DIA DA GRANDE GLÓRIA </text:p>
          </table:table-cell>
          <table:table-cell/>
        </table:table-row>
        <table:table-row table:style-name="ro1">
          <table:table-cell office:value-type="float" office:value="9015" calcext:value-type="float">
            <text:p>90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EXPRESSO VIAJAMOS</text:p>
          </table:table-cell>
          <table:table-cell/>
        </table:table-row>
        <table:table-row table:style-name="ro1">
          <table:table-cell office:value-type="float" office:value="7752" calcext:value-type="float">
            <text:p>775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NO GETSÊMANI</text:p>
          </table:table-cell>
          <table:table-cell/>
        </table:table-row>
        <table:table-row table:style-name="ro1">
          <table:table-cell office:value-type="float" office:value="9926" calcext:value-type="float">
            <text:p>99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MEU CORAÇÃO</text:p>
          </table:table-cell>
          <table:table-cell/>
        </table:table-row>
        <table:table-row table:style-name="ro1">
          <table:table-cell office:value-type="float" office:value="9986" calcext:value-type="float">
            <text:p>99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MEU CORAÇÃO HÁ UM TESOURO</text:p>
          </table:table-cell>
          <table:table-cell/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PRINCÍPIO ERA O VERBO</text:p>
          </table:table-cell>
          <table:table-cell/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NO SERVIÇO DO MEU REI EU SOU FELIZ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 SILÊNCIO DA NOITE</text:p>
          </table:table-cell>
          <table:table-cell/>
        </table:table-row>
        <table:table-row table:style-name="ro1">
          <table:table-cell office:value-type="float" office:value="5546" calcext:value-type="float">
            <text:p>5546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NO TRONO DA CIDADE DE DEUS</text:p>
          </table:table-cell>
          <table:table-cell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NOS ÁTRIOS DO SENHOR ENTRAMOS</text:p>
          </table:table-cell>
          <table:table-cell/>
        </table:table-row>
        <table:table-row table:style-name="ro1">
          <table:table-cell office:value-type="float" office:value="6609" calcext:value-type="float">
            <text:p>6609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NOS PROSTREMOS AOS SEUS PÉS</text:p>
          </table:table-cell>
          <table:table-cell/>
        </table:table-row>
        <table:table-row table:style-name="ro1">
          <table:table-cell office:value-type="float" office:value="9970" calcext:value-type="float">
            <text:p>9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ÓS RECEBEREMOS LÁ NO CÉU</text:p>
          </table:table-cell>
          <table:table-cell/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NÓS TE ADORAMOS, SENHOR</text:p>
          </table:table-cell>
          <table:table-cell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NÓS VAMOS LÁ, IRMÃOS 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NOSSA GRATIDÃO </text:p>
          </table:table-cell>
          <table:table-cell/>
        </table:table-row>
        <table:table-row table:style-name="ro1">
          <table:table-cell office:value-type="float" office:value="9022" calcext:value-type="float">
            <text:p>90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SSAS VIDAS SÃO MUDADAS</text:p>
          </table:table-cell>
          <table:table-cell/>
        </table:table-row>
        <table:table-row table:style-name="ro1">
          <table:table-cell office:value-type="float" office:value="6638" calcext:value-type="float">
            <text:p>6638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NOSSO DEUS É SOBERANO</text:p>
          </table:table-cell>
          <table:table-cell/>
        </table:table-row>
        <table:table-row table:style-name="ro1">
          <table:table-cell office:value-type="float" office:value="7787" calcext:value-type="float">
            <text:p>7787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NOSSO LOUVOR</text:p>
          </table:table-cell>
          <table:table-cell/>
        </table:table-row>
        <table:table-row table:style-name="ro1">
          <table:table-cell office:value-type="float" office:value="9987" calcext:value-type="float">
            <text:p>99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VA ALIANÇA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NOVO CAMINHO </text:p>
          </table:table-cell>
          <table:table-cell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NUNCA MAIS, NUNCA MAIS</text:p>
          </table:table-cell>
          <table:table-cell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Ó AMADO DE MINH'ALMA</text:p>
          </table:table-cell>
          <table:table-cell/>
        </table:table-row>
        <table:table-row table:style-name="ro1">
          <table:table-cell office:value-type="float" office:value="7754" calcext:value-type="float">
            <text:p>7754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O AMOR DE DEUS É GRANDE</text:p>
          </table:table-cell>
          <table:table-cell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O AMOR DE DEUS POR NÓS</text:p>
          </table:table-cell>
          <table:table-cell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O AMOR DE JESUS É GRANDE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 ANJO DO SENHOR ESTÁ PASSEANDO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O CAMINHO QUE NOS LEVA AO CÉU É JESUS</text:p>
          </table:table-cell>
          <table:table-cell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O CÉU É UM LUGAR MARAVILHOSO </text:p>
          </table:table-cell>
          <table:table-cell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 CORDEIRO QUE NA CRUZ MORREU</text:p>
          </table:table-cell>
          <table:table-cell/>
        </table:table-row>
        <table:table-row table:style-name="ro1">
          <table:table-cell office:value-type="float" office:value="6639" calcext:value-type="float">
            <text:p>6639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O CRIADOR DO UNIVERSO</text:p>
          </table:table-cell>
          <table:table-cell/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Ó CRISTO! PÃO DA VIDA</text:p>
          </table:table-cell>
          <table:table-cell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DEUS A QUEM SERVIMOS</text:p>
          </table:table-cell>
          <table:table-cell/>
        </table:table-row>
        <table:table-row table:style-name="ro1">
          <table:table-cell office:value-type="float" office:value="9993" calcext:value-type="float">
            <text:p>99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 DIA DO SENHOR VIRÁ</text:p>
          </table:table-cell>
          <table:table-cell/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O ESPÍRITO DE DEUS FALA À SUA IGREJA</text:p>
          </table:table-cell>
          <table:table-cell/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O ESPÍRITO DO SENHOR ESTÁ SENDO DERRAMADO</text:p>
          </table:table-cell>
          <table:table-cell/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O ESTANDARTE DESTA IGREJA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O GRANDE AMOR DO MEU SENHOR </text:p>
          </table:table-cell>
          <table:table-cell/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Ó GRANDE DEUS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O GRANDE DIA ESTÁ CHEGANDO </text:p>
          </table:table-cell>
          <table:table-cell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O GRANDE RELÓGIO </text:p>
          </table:table-cell>
          <table:table-cell/>
        </table:table-row>
        <table:table-row table:style-name="ro1">
          <table:table-cell office:value-type="float" office:value="6619" calcext:value-type="float">
            <text:p>6619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Ó JESUS, EXALTAR-TE-EI</text:p>
          </table:table-cell>
          <table:table-cell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Ó JESUS! Ó VERA PÁSCOA</text:p>
          </table:table-cell>
          <table:table-cell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O MESMO DEUS</text:p>
          </table:table-cell>
          <table:table-cell/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O MEU AMADO DESCEU AO SEU JARDIM</text:p>
          </table:table-cell>
          <table:table-cell/>
        </table:table-row>
        <table:table-row table:style-name="ro1">
          <table:table-cell office:value-type="float" office:value="5537" calcext:value-type="float">
            <text:p>553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 MEU AMADO FALA E ME DIZ</text:p>
          </table:table-cell>
          <table:table-cell/>
        </table:table-row>
        <table:table-row table:style-name="ro1">
          <table:table-cell office:value-type="float" office:value="7713" calcext:value-type="float">
            <text:p>7713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O MEU CORAÇÃO</text:p>
          </table:table-cell>
          <table:table-cell/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O MEU CORAÇÃO SE REGOZIJA NO SENHOR</text:p>
          </table:table-cell>
          <table:table-cell/>
        </table:table-row>
        <table:table-row table:style-name="ro1">
          <table:table-cell office:value-type="float" office:value="6637" calcext:value-type="float">
            <text:p>6637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O MEU LOUVOR É FRUTO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O MEU VIVER É CRISTO </text:p>
          </table:table-cell>
          <table:table-cell/>
        </table:table-row>
        <table:table-row table:style-name="ro1">
          <table:table-cell office:value-type="float" office:value="7751" calcext:value-type="float">
            <text:p>7751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O MUNDO NÃO SABE</text:p>
          </table:table-cell>
          <table:table-cell/>
        </table:table-row>
        <table:table-row table:style-name="ro1">
          <table:table-cell office:value-type="float" office:value="7772" calcext:value-type="float">
            <text:p>7772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Ó PAI, EU QUERIA TANTO VER</text:p>
          </table:table-cell>
          <table:table-cell/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Ó PASTOR DE ISRAEL</text:p>
          </table:table-cell>
          <table:table-cell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 PODER DO SANGUE DE JESUS</text:p>
          </table:table-cell>
          <table:table-cell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 POVO QUE ANDAVA EM TREVAS</text:p>
          </table:table-cell>
          <table:table-cell/>
        </table:table-row>
        <table:table-row table:style-name="ro1">
          <table:table-cell office:value-type="float" office:value="6618" calcext:value-type="float">
            <text:p>6618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Ó PROFUNDIDADE DAS RIQUEZAS</text:p>
          </table:table-cell>
          <table:table-cell/>
        </table:table-row>
        <table:table-row table:style-name="ro1">
          <table:table-cell office:value-type="float" office:value="5519" calcext:value-type="float">
            <text:p>5519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O QUE HÁ DE VIR, VIRÁ</text:p>
          </table:table-cell>
          <table:table-cell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O QUE HABITA NO ABRIGO DE DEUS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O QUE OS OLHOS NUNCA VIRAM </text:p>
          </table:table-cell>
          <table:table-cell/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O REI E EU</text:p>
          </table:table-cell>
          <table:table-cell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O SANGUE DE JESUS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 SANGUE DE JESUS TEM PODER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 SANGUE DE JESUS TEM PODER PARA SALVAR</text:p>
          </table:table-cell>
          <table:table-cell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 SANGUE DE JESUS, VERTIDO ALI NA CRUZ</text:p>
          </table:table-cell>
          <table:table-cell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O SANGUE DO CORDEIRO DE DEUS</text:p>
          </table:table-cell>
          <table:table-cell/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O SENHOR DA CEIFA ESTÁ CHAMANDO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O SENHOR É A ALEGRIA</text:p>
          </table:table-cell>
          <table:table-cell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O SENHOR É A MINHA LUZ</text:p>
          </table:table-cell>
          <table:table-cell/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O SENHOR É O MEU PASTOR</text:p>
          </table:table-cell>
          <table:table-cell office:value-type="string" calcext:value-type="string">
            <text:p>(SALMO 23)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O SENHOR É O MEU PASTOR</text:p>
          </table:table-cell>
          <table:table-cell office:value-type="string" calcext:value-type="string">
            <text:p>(REFRIGERA A MINH'ALMA)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O SENHOR É O MEU PASTOR</text:p>
          </table:table-cell>
          <table:table-cell office:value-type="string" calcext:value-type="string">
            <text:p>(BONDADE E MISERICÓRDIA)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O SENHOR É O MEU PASTOR</text:p>
          </table:table-cell>
          <table:table-cell office:value-type="string" calcext:value-type="string">
            <text:p>(MINH'ALMA CANTARÁ) 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O SENHOR É O MEU PASTOR</text:p>
          </table:table-cell>
          <table:table-cell office:value-type="string" calcext:value-type="string">
            <text:p>(MARANATA, JESUS VEM) </text:p>
          </table:table-cell>
        </table:table-row>
        <table:table-row table:style-name="ro1">
          <table:table-cell office:value-type="float" office:value="7717" calcext:value-type="float">
            <text:p>77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 SENHOR REINA</text:p>
          </table:table-cell>
          <table:table-cell/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O SENHOR TE GUIARÁ</text:p>
          </table:table-cell>
          <table:table-cell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Ó SENHOR, DEUS DE ISRAEL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O SENTIDO DE VIVER</text:p>
          </table:table-cell>
          <table:table-cell/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O SOL ESCURECERÁ</text:p>
          </table:table-cell>
          <table:table-cell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 TEU PECADO TU QUERES DEIXAR?</text:p>
          </table:table-cell>
          <table:table-cell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Ó TU QUE HABITAS ENTRE OS QUERUBINS</text:p>
          </table:table-cell>
          <table:table-cell/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Ó VEM DERRAMAR</text:p>
          </table:table-cell>
          <table:table-cell/>
        </table:table-row>
        <table:table-row table:style-name="ro1">
          <table:table-cell office:value-type="float" office:value="5573" calcext:value-type="float">
            <text:p>5573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Ó VEM LOGO, JESUS</text:p>
          </table:table-cell>
          <table:table-cell/>
        </table:table-row>
        <table:table-row table:style-name="ro1">
          <table:table-cell office:value-type="float" office:value="7779" calcext:value-type="float">
            <text:p>7779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Ó VINDE ADORAR</text:p>
          </table:table-cell>
          <table:table-cell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Ó VINDE E ADOREMOS </text:p>
          </table:table-cell>
          <table:table-cell/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OH! CONTEMPLAI</text:p>
          </table:table-cell>
          <table:table-cell/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OH! PENSAI NESSE LAR LÁ DO CÉU</text:p>
          </table:table-cell>
          <table:table-cell/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OH! POR QUE DUVIDAR?</text:p>
          </table:table-cell>
          <table:table-cell/>
        </table:table-row>
        <table:table-row table:style-name="ro1">
          <table:table-cell office:value-type="float" office:value="5572" calcext:value-type="float">
            <text:p>5572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OH! QUANTO ALMEJO ESTAR</text:p>
          </table:table-cell>
          <table:table-cell/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OH! QUÃO BOM E QUÃO SUAVE É</text:p>
          </table:table-cell>
          <table:table-cell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H! QUÃO CEGO ANDEI E PERDIDO VAGUEI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OH! QUE BELOS HINOS HOJE LÁ NO CÉU</text:p>
          </table:table-cell>
          <table:table-cell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H! QUE PRECIOSO SANGUE</text:p>
          </table:table-cell>
          <table:table-cell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OH! QUE SANGUE PODEROSO</text:p>
          </table:table-cell>
          <table:table-cell/>
        </table:table-row>
        <table:table-row table:style-name="ro1">
          <table:table-cell office:value-type="float" office:value="5556" calcext:value-type="float">
            <text:p>5556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OH! QUE SAUDOSA LEMBRANÇA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OLHAI PARA O ALTO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ONDE ESTÁ O CORDEIRO?</text:p>
          </table:table-cell>
          <table:table-cell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ONDE ESTARIA EU?</text:p>
          </table:table-cell>
          <table:table-cell/>
        </table:table-row>
        <table:table-row table:style-name="ro1">
          <table:table-cell office:value-type="float" office:value="9912" calcext:value-type="float">
            <text:p>99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DE NASCEU JESUS?</text:p>
          </table:table-cell>
          <table:table-cell/>
        </table:table-row>
        <table:table-row table:style-name="ro1">
          <table:table-cell office:value-type="float" office:value="9026" calcext:value-type="float">
            <text:p>90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DE QUER QUE TU FORES IREI, JESUS</text:p>
          </table:table-cell>
          <table:table-cell/>
        </table:table-row>
        <table:table-row table:style-name="ro1">
          <table:table-cell office:value-type="float" office:value="9003" calcext:value-type="float">
            <text:p>9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DE VIVE O REI DA GLÓRIA?</text:p>
          </table:table-cell>
          <table:table-cell/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ONIPOTENTE DEUS</text:p>
          </table:table-cell>
          <table:table-cell/>
        </table:table-row>
        <table:table-row table:style-name="ro1">
          <table:table-cell office:value-type="float" office:value="9928" calcext:value-type="float">
            <text:p>99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TEM, HOJE E PARA SEMPRE</text:p>
          </table:table-cell>
          <table:table-cell/>
        </table:table-row>
        <table:table-row table:style-name="ro1">
          <table:table-cell office:value-type="float" office:value="5532" calcext:value-type="float">
            <text:p>5532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OS CÉUS EM BREVE SE ABRIRÃO</text:p>
          </table:table-cell>
          <table:table-cell/>
        </table:table-row>
        <table:table-row table:style-name="ro1">
          <table:table-cell office:value-type="float" office:value="7708" calcext:value-type="float">
            <text:p>7708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OS CÉUS PROCLAMAM</text:p>
          </table:table-cell>
          <table:table-cell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OS GUERREIROS SE PREPARAM</text:p>
          </table:table-cell>
          <table:table-cell/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OS QUE CONFIAM NO SENHOR</text:p>
          </table:table-cell>
          <table:table-cell/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OS SEGREDOS DO TEU CORAÇÃO</text:p>
          </table:table-cell>
          <table:table-cell/>
        </table:table-row>
        <table:table-row table:style-name="ro1">
          <table:table-cell office:value-type="float" office:value="5529" calcext:value-type="float">
            <text:p>5529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OS SEUS CABELOS BRANCOS</text:p>
          </table:table-cell>
          <table:table-cell/>
        </table:table-row>
        <table:table-row table:style-name="ro1">
          <table:table-cell office:value-type="float" office:value="5505" calcext:value-type="float">
            <text:p>5505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OS SINAIS DO FIM SE CUMPREM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OS TEUS ANJOS TE EXALTAM </text:p>
          </table:table-cell>
          <table:table-cell/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OUÇO A VOZ DO MEU AMADO ME CHAMAR</text:p>
          </table:table-cell>
          <table:table-cell/>
        </table:table-row>
        <table:table-row table:style-name="ro1">
          <table:table-cell office:value-type="float" office:value="9943" calcext:value-type="float">
            <text:p>99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ÇO O CLAMOR DO BOM PASTOR</text:p>
          </table:table-cell>
          <table:table-cell/>
        </table:table-row>
        <table:table-row table:style-name="ro1">
          <table:table-cell office:value-type="float" office:value="5523" calcext:value-type="float">
            <text:p>5523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OUÇO UMA VOZ TÃO SUAVE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OUVE A VOZ DE JESUS</text:p>
          </table:table-cell>
          <table:table-cell/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VE, Ó DEUS</text:p>
          </table:table-cell>
          <table:table-cell/>
        </table:table-row>
        <table:table-row table:style-name="ro1">
          <table:table-cell office:value-type="float" office:value="7767" calcext:value-type="float">
            <text:p>7767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OUVE, POIS, ISRAEL </text:p>
          </table:table-cell>
          <table:table-cell/>
        </table:table-row>
        <table:table-row table:style-name="ro1">
          <table:table-cell office:value-type="float" office:value="7782" calcext:value-type="float">
            <text:p>7782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OUVI COMO QUE A VOZ DE UMA GRANDE MULTIDÃO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OUVI NO CÉU</text:p>
          </table:table-cell>
          <table:table-cell office:value-type="string" calcext:value-type="string">
            <text:p>(BODAS DO CORDEIRO) </text:p>
          </table:table-cell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OUVI O SALVADOR DIZER</text:p>
          </table:table-cell>
          <table:table-cell/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OUVI, Ó CÉUS, E FALAREI</text:p>
          </table:table-cell>
          <table:table-cell/>
        </table:table-row>
        <table:table-row table:style-name="ro1">
          <table:table-cell office:value-type="float" office:value="9918" calcext:value-type="float">
            <text:p>991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I CELESTE</text:p>
          </table:table-cell>
          <table:table-cell/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PAI DE AMOR, GOSTO TANTO DE TI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PAI, A TI ENTREGO O MEU ESPÍRITO</text:p>
          </table:table-cell>
          <table:table-cell/>
        </table:table-row>
        <table:table-row table:style-name="ro1">
          <table:table-cell office:value-type="float" office:value="9902" calcext:value-type="float">
            <text:p>99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I, ESTOU A TE CLAMAR</text:p>
          </table:table-cell>
          <table:table-cell/>
        </table:table-row>
        <table:table-row table:style-name="ro1">
          <table:table-cell office:value-type="float" office:value="9012" calcext:value-type="float">
            <text:p>90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I, TUA BELEZA ME ADMIRA</text:p>
          </table:table-cell>
          <table:table-cell/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PARA OS MONTES OLHAREI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ARA QUEM IREMOS NÓS?</text:p>
          </table:table-cell>
          <table:table-cell/>
        </table:table-row>
        <table:table-row table:style-name="ro1">
          <table:table-cell office:value-type="float" office:value="5579" calcext:value-type="float">
            <text:p>5579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PÁTRIA MINHA</text:p>
          </table:table-cell>
          <table:table-cell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DRA DE ESQUINA</text:p>
          </table:table-cell>
          <table:table-cell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ELA FÉ EU CAMINHO</text:p>
          </table:table-cell>
          <table:table-cell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PELA FÉ EU POSSO CONTEMPLAR JESUS</text:p>
          </table:table-cell>
          <table:table-cell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ELA FÉ SOMOS SALVOS</text:p>
          </table:table-cell>
          <table:table-cell/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PELAS PRAIAS GALILÉIAS VEM JESUS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ELO SANGUE DE JESUS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ELO SANGUE DE JESUS EU VOU CLAMAR </text:p>
          </table:table-cell>
          <table:table-cell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PELO SANGUE DE JESUS IREI CLAMAR</text:p>
          </table:table-cell>
          <table:table-cell/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PELO VALE ESCURO SEGUIREI JESUS</text:p>
          </table:table-cell>
          <table:table-cell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ERDIDO FOI QUE ELE ME ENCONTROU</text:p>
          </table:table-cell>
          <table:table-cell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EREGRINANDO POR SOBRE OS MONTES</text:p>
          </table:table-cell>
          <table:table-cell/>
        </table:table-row>
        <table:table-row table:style-name="ro1">
          <table:table-cell office:value-type="float" office:value="7793" calcext:value-type="float">
            <text:p>7793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PERFEITO AMOR EU CONHECI</text:p>
          </table:table-cell>
          <table:table-cell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PÕE TEU SANGUE SOBRE MIM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POR AMOR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OR AMOR JESUS MORREU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POR ONDE QUER QUE EU VÁ</text:p>
          </table:table-cell>
          <table:table-cell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POR QUE DEIXAR QUE AS ÂNSIAS 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OSSO SENTIR O SEU TOQUE EM MIM</text:p>
          </table:table-cell>
          <table:table-cell office:value-type="string" calcext:value-type="string">
            <text:p>(GLORIFICA) 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ECIOSAS SÃO AS HORAS</text:p>
          </table:table-cell>
          <table:table-cell/>
        </table:table-row>
        <table:table-row table:style-name="ro1">
          <table:table-cell office:value-type="float" office:value="9954" calcext:value-type="float">
            <text:p>99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ÍNCIPE DA PAZ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PROCLAMAI A TODO O MUNDO </text:p>
          </table:table-cell>
          <table:table-cell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PROFUNDOS VALES EU TEREI DE PASSAR</text:p>
          </table:table-cell>
          <table:table-cell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PROSTRADO ESTOU DIANTE DE TI</text:p>
          </table:table-cell>
          <table:table-cell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RIFICADO COM SANGUE ESTOU</text:p>
          </table:table-cell>
          <table:table-cell/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QUAL MADEIRA</text:p>
          </table:table-cell>
          <table:table-cell/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QUAL O ADORNO DESTA VIDA?</text:p>
          </table:table-cell>
          <table:table-cell/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QUANDO A ANGELICAL TROMBETA</text:p>
          </table:table-cell>
          <table:table-cell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QUANDO A ANGÚSTIA VEM</text:p>
          </table:table-cell>
          <table:table-cell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QUANDO A MÃO DE DEUS EM MIM VEIO TOCAR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QUANDO A TEMPESTADE RUGE </text:p>
          </table:table-cell>
          <table:table-cell/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QUANDO A TRISTEZA SURGIR</text:p>
          </table:table-cell>
          <table:table-cell/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QUANDO A ÚLTIMA TROMBETA ECOAR</text:p>
          </table:table-cell>
          <table:table-cell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QUANDO ANDAVA NO MUNDO ESCRAVIZADO</text:p>
          </table:table-cell>
          <table:table-cell/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QUANDO AS LUTAS ME CERCAM</text:p>
          </table:table-cell>
          <table:table-cell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QUANDO BUSCAMOS</text:p>
          </table:table-cell>
          <table:table-cell/>
        </table:table-row>
        <table:table-row table:style-name="ro1">
          <table:table-cell office:value-type="float" office:value="4473" calcext:value-type="float">
            <text:p>447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QUANDO DOBRO OS MEUS JOELHOS EM ORAÇÃO</text:p>
          </table:table-cell>
          <table:table-cell/>
        </table:table-row>
        <table:table-row table:style-name="ro1">
          <table:table-cell office:value-type="float" office:value="9948" calcext:value-type="float">
            <text:p>99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NDO FALO COM DEUS</text:p>
          </table:table-cell>
          <table:table-cell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NDO ISRAEL SAIU DO EGITO</text:p>
          </table:table-cell>
          <table:table-cell/>
        </table:table-row>
        <table:table-row table:style-name="ro1">
          <table:table-cell office:value-type="float" office:value="7797" calcext:value-type="float">
            <text:p>7797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QUANDO JESUS PROVOU O SEU AMOR POR MIM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QUANDO JESUS SEU SANGUE VERTEU</text:p>
          </table:table-cell>
          <table:table-cell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QUANDO JESUS UM DIA</text:p>
          </table:table-cell>
          <table:table-cell/>
        </table:table-row>
        <table:table-row table:style-name="ro1">
          <table:table-cell office:value-type="float" office:value="5526" calcext:value-type="float">
            <text:p>5526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QUANDO LÁ DO CÉU DESCENDO</text:p>
          </table:table-cell>
          <table:table-cell/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QUANDO MAIS NINGUÉM TE COMPREENDE</text:p>
          </table:table-cell>
          <table:table-cell/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QUANDO MEU TEMPO DE LUTA PASSAR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QUANDO O DIA AMANHECE</text:p>
          </table:table-cell>
          <table:table-cell/>
        </table:table-row>
        <table:table-row table:style-name="ro1">
          <table:table-cell office:value-type="float" office:value="5563" calcext:value-type="float">
            <text:p>5563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QUANDO O JORDÃO PASSARMOS UNIDOS</text:p>
          </table:table-cell>
          <table:table-cell/>
        </table:table-row>
        <table:table-row table:style-name="ro1">
          <table:table-cell office:value-type="float" office:value="5558" calcext:value-type="float">
            <text:p>5558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QUANDO O MUNDO AQUI DEIXAR</text:p>
          </table:table-cell>
          <table:table-cell/>
        </table:table-row>
        <table:table-row table:style-name="ro1">
          <table:table-cell office:value-type="float" office:value="7798" calcext:value-type="float">
            <text:p>77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NDO OS CÉUS ESTOU À CONTEMPLAR</text:p>
          </table:table-cell>
          <table:table-cell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QUANDO PARECE QUE TUDO ACABOU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QUANDO SERÁ O GRANDE DIA 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QUANDO TE PROSTRARES</text:p>
          </table:table-cell>
          <table:table-cell/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QUANDO VEM NOS OLHOS UMA LÁGRIMA</text:p>
          </table:table-cell>
          <table:table-cell/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QUANTO MAIS EU TE CONHEÇO</text:p>
          </table:table-cell>
          <table:table-cell/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QUANTOS FIÉIS, SENHOR</text:p>
          </table:table-cell>
          <table:table-cell/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QUÃO AMÁVEIS SÃO</text:p>
          </table:table-cell>
          <table:table-cell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QUÃO BONDOSO AMIGO É CRISTO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QUÃO DIFÍCIL É, SENHOR</text:p>
          </table:table-cell>
          <table:table-cell office:value-type="string" calcext:value-type="string">
            <text:p>(FAZE-ME UM VENCEDOR) </text:p>
          </table:table-cell>
        </table:table-row>
        <table:table-row table:style-name="ro1">
          <table:table-cell office:value-type="float" office:value="7755" calcext:value-type="float">
            <text:p>77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ÃO DOCE E MEIGO É OUVIR</text:p>
          </table:table-cell>
          <table:table-cell/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QUE ALEGRIA</text:p>
          </table:table-cell>
          <table:table-cell/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QUE AS PALAVRAS DA MINHA BOCA</text:p>
          </table:table-cell>
          <table:table-cell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QUE CALOR É ESTE EM VOLTA DO ALTAR </text:p>
          </table:table-cell>
          <table:table-cell/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QUE CONSOLAÇÃO</text:p>
          </table:table-cell>
          <table:table-cell/>
        </table:table-row>
        <table:table-row table:style-name="ro1">
          <table:table-cell office:value-type="float" office:value="5544" calcext:value-type="float">
            <text:p>55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E DIA FELIZ</text:p>
          </table:table-cell>
          <table:table-cell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QUE DOCE VOZ TEM MEU SENHOR</text:p>
          </table:table-cell>
          <table:table-cell/>
        </table:table-row>
        <table:table-row table:style-name="ro1">
          <table:table-cell office:value-type="float" office:value="7813" calcext:value-type="float">
            <text:p>7813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QUE GRANDE REUNIÃO</text:p>
          </table:table-cell>
          <table:table-cell office:value-type="string" calcext:value-type="string">
            <text:p>(JESUS DE NAZARÉ) 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QUE IMPORTA</text:p>
          </table:table-cell>
          <table:table-cell/>
        </table:table-row>
        <table:table-row table:style-name="ro1">
          <table:table-cell office:value-type="float" office:value="9975" calcext:value-type="float">
            <text:p>99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E QUERES QUE EU TE FAÇA?</text:p>
          </table:table-cell>
          <table:table-cell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QUE SEGURANÇA TENHO EM JESUS</text:p>
          </table:table-cell>
          <table:table-cell/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QUE VISTA AMÁVEL É</text:p>
          </table:table-cell>
          <table:table-cell office:value-type="string" calcext:value-type="string">
            <text:p>(Salmo 132) 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QUEM BEBER DA ÁGUA QUE EU LHE DER</text:p>
          </table:table-cell>
          <table:table-cell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QUEM CANTAR AQUI SE ALEGRARÁ</text:p>
          </table:table-cell>
          <table:table-cell/>
        </table:table-row>
        <table:table-row table:style-name="ro1">
          <table:table-cell office:value-type="float" office:value="7799" calcext:value-type="float">
            <text:p>7799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QUEM É COMO TU?</text:p>
          </table:table-cell>
          <table:table-cell/>
        </table:table-row>
        <table:table-row table:style-name="ro1">
          <table:table-cell office:value-type="float" office:value="7799" calcext:value-type="float">
            <text:p>7799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QUEM É COMO TU?</text:p>
          </table:table-cell>
          <table:table-cell/>
        </table:table-row>
        <table:table-row table:style-name="ro1">
          <table:table-cell office:value-type="float" office:value="5538" calcext:value-type="float">
            <text:p>5538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EM É ESTA QUE APARECE</text:p>
          </table:table-cell>
          <table:table-cell/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QUEM É QUE DÁ ÁGUA AO SEDENTO?</text:p>
          </table:table-cell>
          <table:table-cell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QUEM ERA EU ANTES DE CONHECER</text:p>
          </table:table-cell>
          <table:table-cell/>
        </table:table-row>
        <table:table-row table:style-name="ro1">
          <table:table-cell office:value-type="float" office:value="9977" calcext:value-type="float">
            <text:p>99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EM IRÁ?</text:p>
          </table:table-cell>
          <table:table-cell office:value-type="string" calcext:value-type="string">
            <text:p>(PRECIOSA SEMENTE)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QUEM ME DÁ ÁGUA</text:p>
          </table:table-cell>
          <table:table-cell/>
        </table:table-row>
        <table:table-row table:style-name="ro1">
          <table:table-cell office:value-type="float" office:value="5502" calcext:value-type="float">
            <text:p>5502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QUEM ME DERA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QUEM SOU EU, SENHOR? 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QUERES IR PRA GLÓRIA? </text:p>
          </table:table-cell>
          <table:table-cell/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QUERES NESTE MUNDO SER UM VENCEDOR?</text:p>
          </table:table-cell>
          <table:table-cell/>
        </table:table-row>
        <table:table-row table:style-name="ro1">
          <table:table-cell office:value-type="float" office:value="7796" calcext:value-type="float">
            <text:p>779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QUERO ANDAR EM TEU CAMINHO, SENHOR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QUERO ESTAR AO PÉ DA CRUZ</text:p>
          </table:table-cell>
          <table:table-cell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QUERO PROSSEGUIR</text:p>
          </table:table-cell>
          <table:table-cell/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QUERO QUE ME TOQUES, SENHOR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QUERO QUE VOCÊ CONHEÇA</text:p>
          </table:table-cell>
          <table:table-cell/>
        </table:table-row>
        <table:table-row table:style-name="ro1">
          <table:table-cell office:value-type="float" office:value="9982" calcext:value-type="float">
            <text:p>99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ERO SER COMO DAVI</text:p>
          </table:table-cell>
          <table:table-cell/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QUERO SER FIEL AO MEU SENHOR</text:p>
          </table:table-cell>
          <table:table-cell/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QUERO SER UM VASO SE BÊNÇÃO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QUERO TOCAR EM TUAS VESTES, SENHOR</text:p>
          </table:table-cell>
          <table:table-cell/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ERO VIVER PARA SEMPRE COM JESUS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REDENTOR ONIPOTENTE</text:p>
          </table:table-cell>
          <table:table-cell/>
        </table:table-row>
        <table:table-row table:style-name="ro1">
          <table:table-cell office:value-type="float" office:value="5553" calcext:value-type="float">
            <text:p>5553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REGOZIJAI-VOS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RESPLANDECE, Ó JERUSALÉM </text:p>
          </table:table-cell>
          <table:table-cell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REUNIMO-NOS AQUI PRA TE ADORAR</text:p>
          </table:table-cell>
          <table:table-cell/>
        </table:table-row>
        <table:table-row table:style-name="ro1">
          <table:table-cell office:value-type="float" office:value="9989" calcext:value-type="float">
            <text:p>99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VELAÇÃO ABRE PRA VOCÊ</text:p>
          </table:table-cell>
          <table:table-cell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REVESTE, SENHOR, TEU POVO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ROCHA ETERNA</text:p>
          </table:table-cell>
          <table:table-cell/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ROCHA MINHA</text:p>
          </table:table-cell>
          <table:table-cell/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ROCHEDO FORTE É O SENHOR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RUDE CRUZ</text:p>
          </table:table-cell>
          <table:table-cell/>
        </table:table-row>
        <table:table-row table:style-name="ro1">
          <table:table-cell office:value-type="float" office:value="6635" calcext:value-type="float">
            <text:p>6635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ANTO É O QUE ESTÁ NO TRONO</text:p>
          </table:table-cell>
          <table:table-cell/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SANTO É SEU NOME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SANTO, SANTO, SANTO É O SENHOR </text:p>
          </table:table-cell>
          <table:table-cell/>
        </table:table-row>
        <table:table-row table:style-name="ro1">
          <table:table-cell office:value-type="float" office:value="6645" calcext:value-type="float">
            <text:p>6645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SANTO, SANTO, SANTO, Ó DEUS DE GLÓRIA E PODER</text:p>
          </table:table-cell>
          <table:table-cell/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SANTO! SANTO! SANTO! DEUS ONIPOTENTE!</text:p>
          </table:table-cell>
          <table:table-cell/>
        </table:table-row>
        <table:table-row table:style-name="ro1">
          <table:table-cell office:value-type="float" office:value="9927" calcext:value-type="float">
            <text:p>99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ÃO DE JESUS AS HISTÓRIAS QUE EU QUERO OUVIR</text:p>
          </table:table-cell>
          <table:table-cell/>
        </table:table-row>
        <table:table-row table:style-name="ro1">
          <table:table-cell office:value-type="float" office:value="6664" calcext:value-type="float">
            <text:p>6664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AUDAI O NOME DE JESUS</text:p>
          </table:table-cell>
          <table:table-cell/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E A FÉ POR VEZES FALTA</text:p>
          </table:table-cell>
          <table:table-cell/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SE A VIDA PARECE PESADA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E ANDA TRISTE O TEU VIVER</text:p>
          </table:table-cell>
          <table:table-cell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E ANDARMOS NA LUZ</text:p>
          </table:table-cell>
          <table:table-cell/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SE AS LUTAS DA VIDA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E CANSADO TU ESTÁS</text:p>
          </table:table-cell>
          <table:table-cell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E DEUS É POR NÓS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SE DISPUSERES O TEU CORAÇÃO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SE DISPUSERES O TEU CORAÇÃO</text:p>
          </table:table-cell>
          <table:table-cell office:value-type="string" calcext:value-type="string">
            <text:p>(JÓ 11:13-19) 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E EM PROFUNDO ABISMO TE ENCONTRAS 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SE EM TEU VIVER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SE EM TUA VIDA FALTA PAZ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E EM TUA VIDA NÃO ENCONTRAS PAZ E LUZ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E ESTA NOITE DEUS PEDIR TUA ALMA</text:p>
          </table:table-cell>
          <table:table-cell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SE ESTÁS CANSADO</text:p>
          </table:table-cell>
          <table:table-cell/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SE EU ESTIVESSE NA ALVORADA </text:p>
          </table:table-cell>
          <table:table-cell/>
        </table:table-row>
        <table:table-row table:style-name="ro1">
          <table:table-cell office:value-type="float" office:value="6665" calcext:value-type="float">
            <text:p>6665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SÊ EXALTADO, Ó DEUS</text:p>
          </table:table-cell>
          <table:table-cell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E HOJE ESCUTARES</text:p>
          </table:table-cell>
          <table:table-cell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E NÃO FOSSE O AMOR</text:p>
          </table:table-cell>
          <table:table-cell/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SE NÃO FOSSE O SENHOR</text:p>
          </table:table-cell>
          <table:table-cell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E NÃO PUDERES MAIS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 ORARMOS AO SENHOR</text:p>
          </table:table-cell>
          <table:table-cell/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SE PAZ, A MAIS DOCE</text:p>
          </table:table-cell>
          <table:table-cell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E TE ENCONTRARES TRISTE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SE TU ESTÁS TÃO LONGE DO SENHOR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E TU PEDISTE UM SINAL 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E TU PROCURAS PELA PAZ</text:p>
          </table:table-cell>
          <table:table-cell/>
        </table:table-row>
        <table:table-row table:style-name="ro1">
          <table:table-cell office:value-type="float" office:value="7794" calcext:value-type="float">
            <text:p>7794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SE UM DIA DEUS PROMETEU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SE VOCÊ QUISER SABER</text:p>
          </table:table-cell>
          <table:table-cell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E, DA VIDA, AS VAGAS PROCELOSAS SÃO</text:p>
          </table:table-cell>
          <table:table-cell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EGUIR-TE-EI</text:p>
          </table:table-cell>
          <table:table-cell/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I QUE CRISTO VOLTARÁ</text:p>
          </table:table-cell>
          <table:table-cell/>
        </table:table-row>
        <table:table-row table:style-name="ro1">
          <table:table-cell office:value-type="float" office:value="9014" calcext:value-type="float">
            <text:p>90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I QUE NA CRUZ SEU SANGUE VERTEU</text:p>
          </table:table-cell>
          <table:table-cell/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EI QUE O SENHOR</text:p>
          </table:table-cell>
          <table:table-cell/>
        </table:table-row>
        <table:table-row table:style-name="ro1">
          <table:table-cell office:value-type="float" office:value="9028" calcext:value-type="float">
            <text:p>90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I QUE SOU AMADO DO MEU SALVADOR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EI, SENHOR</text:p>
          </table:table-cell>
          <table:table-cell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SEJA SÓ O SENHOR LOUVADO AQUI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SEMPRE QUE QUISERES FALAREI CONTIGO </text:p>
          </table:table-cell>
          <table:table-cell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EMPRE VOU LEMBRAR O QUE FIZESTE POR MIM </text:p>
          </table:table-cell>
          <table:table-cell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NHOR, A TI CLAMO</text:p>
          </table:table-cell>
          <table:table-cell/>
        </table:table-row>
        <table:table-row table:style-name="ro1">
          <table:table-cell office:value-type="float" office:value="6608" calcext:value-type="float">
            <text:p>6608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SENHOR, EU NEM SEI CONTAR</text:p>
          </table:table-cell>
          <table:table-cell/>
        </table:table-row>
        <table:table-row table:style-name="ro1">
          <table:table-cell office:value-type="float" office:value="6607" calcext:value-type="float">
            <text:p>66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NHOR, EU QUERO DEPOSITAR</text:p>
          </table:table-cell>
          <table:table-cell/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SENHOR, EU QUERO SERVIR-TE</text:p>
          </table:table-cell>
          <table:table-cell/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SENHOR, GUIA-NOS</text:p>
          </table:table-cell>
          <table:table-cell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SENHOR, MANDA PODER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ENHOR, ME CHEGO A TI</text:p>
          </table:table-cell>
          <table:table-cell/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NHOR, ME ENSINA</text:p>
          </table:table-cell>
          <table:table-cell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SENHOR, MEU DEUS E PAI</text:p>
          </table:table-cell>
          <table:table-cell/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SENHOR, MEU DEUS, O QUE DIREI DE TI</text:p>
          </table:table-cell>
          <table:table-cell/>
        </table:table-row>
        <table:table-row table:style-name="ro1">
          <table:table-cell office:value-type="float" office:value="6642" calcext:value-type="float">
            <text:p>6642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SENHOR, MEU DEUS, QUANDO EU MARAVILHADO</text:p>
          </table:table-cell>
          <table:table-cell/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SENHOR, O QUE É A NOSSA VIDA?</text:p>
          </table:table-cell>
          <table:table-cell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SENHOR, OUVE A MINHA ORAÇÃO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SENHOR, QUEM SÃO AQUELES 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SENHOR, SE ESTIVESSES AQUI</text:p>
          </table:table-cell>
          <table:table-cell office:value-type="string" calcext:value-type="string">
            <text:p>(LÁZARO) 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SENHOR, SUPLICO A TI EM ORAÇÃO</text:p>
          </table:table-cell>
          <table:table-cell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ENHOR, TE AMO, TE AMO</text:p>
          </table:table-cell>
          <table:table-cell/>
        </table:table-row>
        <table:table-row table:style-name="ro1">
          <table:table-cell office:value-type="float" office:value="7758" calcext:value-type="float">
            <text:p>77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NHOR, TU ME SONDASTE E ME CONHECES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ENTE EM TUA FACE O ROÇAR</text:p>
          </table:table-cell>
          <table:table-cell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SEQUÊNCIA DE LOUVORES Nº 1</text:p>
          </table:table-cell>
          <table:table-cell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SEQUÊNCIA DE LOUVORES Nº 2</text:p>
          </table:table-cell>
          <table:table-cell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SEQUÊNCIA DE LOUVORES Nº 3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SERÁ DE MANHÃ </text:p>
          </table:table-cell>
          <table:table-cell/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SETE CASTIÇAIS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EU CORPO CANSADO PELAS CAMINHADAS</text:p>
          </table:table-cell>
          <table:table-cell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SEU NOME É JESUS</text:p>
          </table:table-cell>
          <table:table-cell/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U NOME É MARAVILHOSO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SÓ JESUS TE PODE DAR O QUE PROCURAS </text:p>
          </table:table-cell>
          <table:table-cell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SÓ O PODER DE DEUS</text:p>
          </table:table-cell>
          <table:table-cell/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SÓ TU ÉS, SENHOR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SÓ TU NOS FAZES VENCEDORES </text:p>
          </table:table-cell>
          <table:table-cell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Ó UMA VOZ ME BASTA</text:p>
          </table:table-cell>
          <table:table-cell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SOMENTE PELA FÉ A OBRA DE DEUS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OMOS TEU POVO</text:p>
          </table:table-cell>
          <table:table-cell/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SOMOS TEU POVO E QUEREMOS</text:p>
          </table:table-cell>
          <table:table-cell/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SONDA-ME, Ó DEUS</text:p>
          </table:table-cell>
          <table:table-cell/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NHEI COM JESUS ESTA NOITE</text:p>
          </table:table-cell>
          <table:table-cell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U FELIZ COM JESUS</text:p>
          </table:table-cell>
          <table:table-cell/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OU FORASTEIRO AQUI </text:p>
          </table:table-cell>
          <table:table-cell/>
        </table:table-row>
        <table:table-row table:style-name="ro1">
          <table:table-cell office:value-type="float" office:value="9925" calcext:value-type="float">
            <text:p>99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U UM SOLDADO DO BOM SALVADOR</text:p>
          </table:table-cell>
          <table:table-cell/>
        </table:table-row>
        <table:table-row table:style-name="ro1">
          <table:table-cell office:value-type="float" office:value="9938" calcext:value-type="float">
            <text:p>99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U UMA CRIANÇA FELIZ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UBA A MINHA ORAÇÃO</text:p>
          </table:table-cell>
          <table:table-cell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SUBINDO PARA O CÉU EU VOU </text:p>
          </table:table-cell>
          <table:table-cell/>
        </table:table-row>
        <table:table-row table:style-name="ro1">
          <table:table-cell office:value-type="float" office:value="7756" calcext:value-type="float">
            <text:p>7756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TAL QUAL ESTOU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ANTO TEMPO JÁ FAZ QUE O CHAMADO DIVINAL</text:p>
          </table:table-cell>
          <table:table-cell/>
        </table:table-row>
        <table:table-row table:style-name="ro1">
          <table:table-cell office:value-type="float" office:value="6603" calcext:value-type="float">
            <text:p>660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E ADORAMOS</text:p>
          </table:table-cell>
          <table:table-cell/>
        </table:table-row>
        <table:table-row table:style-name="ro1">
          <table:table-cell office:value-type="float" office:value="6668" calcext:value-type="float">
            <text:p>6668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TE EXALTAREMOS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TE LOUVAMOS, SENHOR </text:p>
          </table:table-cell>
          <table:table-cell/>
        </table:table-row>
        <table:table-row table:style-name="ro1">
          <table:table-cell office:value-type="float" office:value="9020" calcext:value-type="float">
            <text:p>9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 SUPLICO, Ó DEUS, EM ORAÇÃO</text:p>
          </table:table-cell>
          <table:table-cell/>
        </table:table-row>
        <table:table-row table:style-name="ro1">
          <table:table-cell office:value-type="float" office:value="9024" calcext:value-type="float">
            <text:p>90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 BOM ÂNIMO, POBRE PECADOR</text:p>
          </table:table-cell>
          <table:table-cell/>
        </table:table-row>
        <table:table-row table:style-name="ro1">
          <table:table-cell office:value-type="float" office:value="5507" calcext:value-type="float">
            <text:p>5507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TEMEI A DEUS</text:p>
          </table:table-cell>
          <table:table-cell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ENHO GRANDE GOZO</text:p>
          </table:table-cell>
          <table:table-cell/>
        </table:table-row>
        <table:table-row table:style-name="ro1">
          <table:table-cell office:value-type="float" office:value="5578" calcext:value-type="float">
            <text:p>5578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TENHO LIDO DA BELA CIDADE</text:p>
          </table:table-cell>
          <table:table-cell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TENHO NOVA VIDA</text:p>
          </table:table-cell>
          <table:table-cell/>
        </table:table-row>
        <table:table-row table:style-name="ro1">
          <table:table-cell office:value-type="float" office:value="5527" calcext:value-type="float">
            <text:p>5527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TENHO SAUDADES DE JESUS, MEU MESTRE</text:p>
          </table:table-cell>
          <table:table-cell/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NHO UM CORAÇÃO ALEGRE</text:p>
          </table:table-cell>
          <table:table-cell/>
        </table:table-row>
        <table:table-row table:style-name="ro1">
          <table:table-cell office:value-type="float" office:value="9976" calcext:value-type="float">
            <text:p>99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NHO UM SENHOR MUITO FORTE</text:p>
          </table:table-cell>
          <table:table-cell/>
        </table:table-row>
        <table:table-row table:style-name="ro1">
          <table:table-cell office:value-type="float" office:value="9983" calcext:value-type="float">
            <text:p>99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NHO UMA CANDEIA</text:p>
          </table:table-cell>
          <table:table-cell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TENHO UMA PEDRA VIVA</text:p>
          </table:table-cell>
          <table:table-cell/>
        </table:table-row>
        <table:table-row table:style-name="ro1">
          <table:table-cell office:value-type="float" office:value="9931" calcext:value-type="float">
            <text:p>99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NHO UMA SEMENTE</text:p>
          </table:table-cell>
          <table:table-cell/>
        </table:table-row>
        <table:table-row table:style-name="ro1">
          <table:table-cell office:value-type="float" office:value="7785" calcext:value-type="float">
            <text:p>7785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TEU NOME É PRA MIM, SENHOR</text:p>
          </table:table-cell>
          <table:table-cell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TEU POVO CLAMA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OCA PELA FÉ</text:p>
          </table:table-cell>
          <table:table-cell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TODA A MINHA DOR JESUS LEVOU</text:p>
          </table:table-cell>
          <table:table-cell/>
        </table:table-row>
        <table:table-row table:style-name="ro1">
          <table:table-cell office:value-type="float" office:value="6672" calcext:value-type="float">
            <text:p>6672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TODA A TERRA TE EXALTA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TODA PROMESSA</text:p>
          </table:table-cell>
          <table:table-cell/>
        </table:table-row>
        <table:table-row table:style-name="ro1">
          <table:table-cell office:value-type="float" office:value="7792" calcext:value-type="float">
            <text:p>7792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TODO LOUVOR SEJA DADO A DEUS</text:p>
          </table:table-cell>
          <table:table-cell/>
        </table:table-row>
        <table:table-row table:style-name="ro1">
          <table:table-cell office:value-type="float" office:value="7783" calcext:value-type="float">
            <text:p>778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ODO O MEU SER TE AMA</text:p>
          </table:table-cell>
          <table:table-cell/>
        </table:table-row>
        <table:table-row table:style-name="ro1">
          <table:table-cell office:value-type="float" office:value="9965" calcext:value-type="float">
            <text:p>99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DO SER QUE TEM FÔLEGO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TODOS OS POVOS</text:p>
          </table:table-cell>
          <table:table-cell/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TOMAI AGORA O PÃO</text:p>
          </table:table-cell>
          <table:table-cell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OTALMENTE DESEJÁVEL É MEU AMADO </text:p>
          </table:table-cell>
          <table:table-cell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TRANSBORDA-ME, SENHOR</text:p>
          </table:table-cell>
          <table:table-cell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U ÉS FIEL, SENHOR</text:p>
          </table:table-cell>
          <table:table-cell/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TU ÉS MEU REI</text:p>
          </table:table-cell>
          <table:table-cell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U ÉS O CRISTO, O FILHO DO DEUS VIVO </text:p>
          </table:table-cell>
          <table:table-cell/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TU QUE ANDAS SÓ E TRISTE SEM SABER O CAMINHO</text:p>
          </table:table-cell>
          <table:table-cell/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TU QUE ESTÁS ASSENTADO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TU QUE SOBRE A AMARGA CRUZ</text:p>
          </table:table-cell>
          <table:table-cell/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TU, Ó SENHOR</text:p>
          </table:table-cell>
          <table:table-cell office:value-type="string" calcext:value-type="string">
            <text:p>(AVIVA A TUA OBRA)</text:p>
          </table:table-cell>
        </table:table-row>
        <table:table-row table:style-name="ro1">
          <table:table-cell office:value-type="float" office:value="7781" calcext:value-type="float">
            <text:p>7781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TUA GLÓRIA ENCHE TODA A TERRA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TUA GRAÇA ME BASTA, Ó SENHOR </text:p>
          </table:table-cell>
          <table:table-cell/>
        </table:table-row>
        <table:table-row table:style-name="ro1">
          <table:table-cell office:value-type="float" office:value="9956" calcext:value-type="float">
            <text:p>99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UA MÃO É PODEROSA</text:p>
          </table:table-cell>
          <table:table-cell/>
        </table:table-row>
        <table:table-row table:style-name="ro1">
          <table:table-cell office:value-type="float" office:value="7812" calcext:value-type="float">
            <text:p>7812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TUA, Ó DEUS, É TODA A GRANDEZA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TUDO SE FEZ NOVO</text:p>
          </table:table-cell>
          <table:table-cell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UDO, Ó CRISTO, A TI ENTREGO</text:p>
          </table:table-cell>
          <table:table-cell/>
        </table:table-row>
        <table:table-row table:style-name="ro1">
          <table:table-cell office:value-type="float" office:value="9908" calcext:value-type="float">
            <text:p>99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M CERTO PASTORZINHO</text:p>
          </table:table-cell>
          <table:table-cell/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UM CORPO SÓ, UM SÓ ESPÍRITO</text:p>
          </table:table-cell>
          <table:table-cell/>
        </table:table-row>
        <table:table-row table:style-name="ro1">
          <table:table-cell office:value-type="float" office:value="9978" calcext:value-type="float">
            <text:p>99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M DIA A IGREJA SUBIRÁ</text:p>
          </table:table-cell>
          <table:table-cell/>
        </table:table-row>
        <table:table-row table:style-name="ro1">
          <table:table-cell office:value-type="float" office:value="7786" calcext:value-type="float">
            <text:p>7786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UM DIA EU QUIS TE DEIXAR</text:p>
          </table:table-cell>
          <table:table-cell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UM DIA JESUS ACHOU-ME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UM DIA JESUS DESCEU DA SUA GLÓRIA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UM MILAGRE É</text:p>
          </table:table-cell>
          <table:table-cell/>
        </table:table-row>
        <table:table-row table:style-name="ro1">
          <table:table-cell office:value-type="float" office:value="9011" calcext:value-type="float">
            <text:p>9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M NOVO CÉU, UMA NOVA TERRA SE FARÁ</text:p>
          </table:table-cell>
          <table:table-cell/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UM NOVO LAR ME ESPERA</text:p>
          </table:table-cell>
          <table:table-cell/>
        </table:table-row>
        <table:table-row table:style-name="ro1">
          <table:table-cell office:value-type="float" office:value="4429" calcext:value-type="float">
            <text:p>4429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UM PENDÃO REAL VOS ENTREGOU O REI</text:p>
          </table:table-cell>
          <table:table-cell/>
        </table:table-row>
        <table:table-row table:style-name="ro1">
          <table:table-cell office:value-type="float" office:value="7762" calcext:value-type="float">
            <text:p>7762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UM POBRE CEGO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MA CENTELHA SÓ</text:p>
          </table:table-cell>
          <table:table-cell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UMA CERTA VEZ, JESUS CRISTO</text:p>
          </table:table-cell>
          <table:table-cell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UMA LUZ BRILHOU EM MEU CAMINHO</text:p>
          </table:table-cell>
          <table:table-cell/>
        </table:table-row>
        <table:table-row table:style-name="ro1">
          <table:table-cell office:value-type="float" office:value="9968" calcext:value-type="float">
            <text:p>99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MA LUZ RESPLANDECENTE</text:p>
          </table:table-cell>
          <table:table-cell/>
        </table:table-row>
        <table:table-row table:style-name="ro1">
          <table:table-cell office:value-type="float" office:value="9008" calcext:value-type="float">
            <text:p>90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MA OVELHINHA DE JESUS EU SOU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MA VOZ MANSA E DELICADA</text:p>
          </table:table-cell>
          <table:table-cell/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UMA VOZ ME DISSE LÁ DO CÉU</text:p>
          </table:table-cell>
          <table:table-cell/>
        </table:table-row>
        <table:table-row table:style-name="ro1">
          <table:table-cell office:value-type="float" office:value="9004" calcext:value-type="float">
            <text:p>9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I RAIAR O DIA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AMOS LAVAR AS VESTES</text:p>
          </table:table-cell>
          <table:table-cell/>
        </table:table-row>
        <table:table-row table:style-name="ro1">
          <table:table-cell office:value-type="float" office:value="9964" calcext:value-type="float">
            <text:p>99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RÕES GALILEUS</text:p>
          </table:table-cell>
          <table:table-cell/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M PARA O MEIO</text:p>
          </table:table-cell>
          <table:table-cell/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VEM SOBRE MIM, ESPÍRITO DE DEUS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EM, AMADO MEU</text:p>
          </table:table-cell>
          <table:table-cell/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VEM, DERRAMA A PAZ</text:p>
          </table:table-cell>
          <table:table-cell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VEM, ESPÍRITO DE DEUS</text:p>
          </table:table-cell>
          <table:table-cell/>
        </table:table-row>
        <table:table-row table:style-name="ro1">
          <table:table-cell office:value-type="float" office:value="7791" calcext:value-type="float">
            <text:p>7791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VEM, JESUS CRISTO JÁ VEM</text:p>
          </table:table-cell>
          <table:table-cell/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VEM, Ó CRISTO, ENCHER MEU CÁLICE</text:p>
          </table:table-cell>
          <table:table-cell/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VEM, SENHOR, VISITA TUA VINHA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VEM, VISITA TUA IGREJA</text:p>
          </table:table-cell>
          <table:table-cell/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VEM! MARANATA! JESUS VEM!</text:p>
          </table:table-cell>
          <table:table-cell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VENCEDOR SEREI</text:p>
          </table:table-cell>
          <table:table-cell/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VENCER, VENCER</text:p>
          </table:table-cell>
          <table:table-cell/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VENHO, SENHOR, MINHA VIDA OFERECER</text:p>
          </table:table-cell>
          <table:table-cell/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VI UM NOVO CÉU</text:p>
          </table:table-cell>
          <table:table-cell/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VIGIAI E SEMPRE ORAI, Ó CRENTE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VINDE, CANTAI E ENTOAI LOUVORES A JESUS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NDE, MENINOS</text:p>
          </table:table-cell>
          <table:table-cell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VITÓRIA DEUS DARÁ A MIM, EU SEI</text:p>
          </table:table-cell>
          <table:table-cell/>
        </table:table-row>
        <table:table-row table:style-name="ro1">
          <table:table-cell office:value-type="float" office:value="9929" calcext:value-type="float">
            <text:p>992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ITÓRIA SOBRE VITÓRIA</text:p>
          </table:table-cell>
          <table:table-cell/>
        </table:table-row>
        <table:table-row table:style-name="ro1">
          <table:table-cell office:value-type="float" office:value="9963" calcext:value-type="float">
            <text:p>99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VER É TÃO LINDO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S MUITO ALÉM DO CÉU</text:p>
          </table:table-cell>
          <table:table-cell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VIVI TÃO LONGE DO SENHOR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CÊ NÃO ESTÁ SOZINHO</text:p>
          </table:table-cell>
          <table:table-cell/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CÊ SABE O QUE É SALVAÇÃO?</text:p>
          </table:table-cell>
          <table:table-cell/>
        </table:table-row>
        <table:table-row table:style-name="ro1">
          <table:table-cell office:value-type="float" office:value="9006" calcext:value-type="float">
            <text:p>9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U CAMINHANDO PRA JERUSALÉM</text:p>
          </table:table-cell>
          <table:table-cell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VOU CLAMAR</text:p>
          </table:table-cell>
          <table:table-cell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OU CONTAR-VOS O QUE PENSO DO MEU MESTRE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VOU GUIAR-TE A UMA RICA FONTE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D96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09:37:47.365995108</meta:creation-date>
    <dc:date>2018-05-29T09:39:58.734359639</dc:date>
    <meta:editing-duration>PT2M14S</meta:editing-duration>
    <meta:editing-cycles>1</meta:editing-cycles>
    <meta:document-statistic meta:table-count="1" meta:cell-count="2932" meta:object-count="0"/>
    <meta:generator>LibreOffice/5.2.7.2$Linux_X86_64 LibreOffice_project/20m0$Build-2</meta:generator>
  </office:meta>
</office:document-meta>
</file>